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119cm" fo:margin-left="-0.095cm" table:align="left"/>
    </style:style>
    <style:style style:name="Table1.A" style:family="table-column">
      <style:table-column-properties style:column-width="17.119cm"/>
    </style:style>
    <style:style style:name="Table1.A1" style:family="table-cell">
      <style:table-cell-properties fo:background-color="#dee7e5" fo:padding="0.097cm" fo:border="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4.604cm"/>
    </style:style>
    <style:style style:name="Table2.A1" style:family="table-cell">
      <style:table-cell-properties fo:background-color="#dee7e5" fo:padding="0.097cm" fo:border="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4.604cm"/>
    </style:style>
    <style:style style:name="Table12.A1" style:family="table-cell">
      <style:table-cell-properties fo:background-color="#dee7e5" fo:padding="0.097cm" fo:border="0.5pt solid #000000">
        <style:background-image/>
      </style:table-cell-properties>
    </style:style>
    <style:style style:name="Table3" style:family="table">
      <style:table-properties style:width="16.907cm" fo:margin-left="0.116cm" table:align="left"/>
    </style:style>
    <style:style style:name="Table3.A" style:family="table-column">
      <style:table-column-properties style:column-width="16.907cm"/>
    </style:style>
    <style:style style:name="Table3.A1" style:family="table-cell">
      <style:table-cell-properties fo:background-color="#dee7e5" fo:padding="0.097cm" fo:border="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dee7e5" fo:padding="0.097cm" fo:border="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dee7e5" fo:padding="0.097cm" fo:border="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dee7e5" fo:padding="0.097cm" fo:border="0.5pt solid #000000">
        <style:background-image/>
      </style:table-cell-properties>
    </style:style>
    <style:style style:name="Table8" style:family="table">
      <style:table-properties style:width="16.907cm" fo:margin-left="0.116cm" table:align="left"/>
    </style:style>
    <style:style style:name="Table8.A" style:family="table-column">
      <style:table-column-properties style:column-width="16.907cm"/>
    </style:style>
    <style:style style:name="Table8.A1" style:family="table-cell">
      <style:table-cell-properties fo:background-color="#dee7e5" fo:padding="0.097cm" fo:border="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0.794cm"/>
    </style:style>
    <style:style style:name="Table10.A1" style:family="table-cell">
      <style:table-cell-properties fo:background-color="#dee7e5" fo:padding="0.097cm" fo:border="0.5pt solid #000000">
        <style:background-image/>
      </style:table-cell-properties>
    </style:style>
    <style:style style:name="Table11" style:family="table">
      <style:table-properties style:width="16.695cm" fo:margin-left="0.328cm" table:align="left"/>
    </style:style>
    <style:style style:name="Table11.A" style:family="table-column">
      <style:table-column-properties style:column-width="16.695cm"/>
    </style:style>
    <style:style style:name="Table11.A1" style:family="table-cell">
      <style:table-cell-properties fo:background-color="#dee7e5" fo:padding="0.097cm" fo:border="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dee7e5" fo:padding="0.097cm" fo:border="0.5pt solid #000000">
        <style:background-image/>
      </style:table-cell-properties>
    </style:style>
    <style:style style:name="P1" style:family="paragraph" style:parent-style-name="Title">
      <style:text-properties officeooo:paragraph-rsid="0015e0bd"/>
    </style:style>
    <style:style style:name="P2" style:family="paragraph" style:parent-style-name="Preformatted_20_Text">
      <style:text-properties style:font-name="Droid Sans" officeooo:paragraph-rsid="001571b8"/>
    </style:style>
    <style:style style:name="P3" style:family="paragraph" style:parent-style-name="Standard">
      <style:text-properties fo:color="#cccccc" loext:opacity="100%" style:font-name="Liberation Mono" fo:font-size="12pt" fo:font-weight="normal" fo:background-color="transparent" style:font-size-asian="12pt" style:font-size-complex="12pt"/>
    </style:style>
    <style:style style:name="P4" style:family="paragraph" style:parent-style-name="Standard">
      <style:paragraph-properties fo:margin-left="0cm" fo:margin-right="0cm" style:line-height-at-least="0.503cm" fo:text-indent="0cm" style:auto-text-indent="false"/>
      <style:text-properties fo:color="#cccccc" loext:opacity="100%" style:font-name="Liberation Mono" fo:font-size="12pt" fo:font-weight="normal" fo:background-color="transparent" style:font-size-asian="12pt" style:font-size-complex="12pt"/>
    </style:style>
    <style:style style:name="P5" style:family="paragraph" style:parent-style-name="Standard">
      <style:paragraph-properties fo:margin-left="0cm" fo:margin-right="0cm" style:line-height-at-least="0.503cm" fo:text-indent="0cm" style:auto-text-indent="false"/>
      <style:text-properties fo:color="#000000" loext:opacity="100%" style:font-name="Liberation Mono" fo:font-size="12pt" fo:font-weight="normal" officeooo:rsid="005bc2a5" officeooo:paragraph-rsid="005bc2a5" fo:background-color="transparent" style:font-size-asian="12pt" style:font-size-complex="12pt"/>
    </style:style>
    <style:style style:name="P6" style:family="paragraph" style:parent-style-name="Standard">
      <style:paragraph-properties fo:margin-left="0cm" fo:margin-right="0cm" style:line-height-at-least="0.503cm" fo:text-indent="0cm" style:auto-text-indent="false"/>
      <style:text-properties fo:color="#000000" loext:opacity="100%" style:font-name="Liberation Mono" fo:font-size="12pt" fo:font-weight="normal" fo:background-color="transparent" style:font-size-asian="12pt" style:font-size-complex="12pt"/>
    </style:style>
    <style:style style:name="P7" style:family="paragraph" style:parent-style-name="Standard">
      <style:paragraph-properties fo:margin-left="0cm" fo:margin-right="0cm" style:line-height-at-least="0.503cm" fo:text-indent="0cm" style:auto-text-indent="false"/>
      <style:text-properties fo:color="#6a9955" loext:opacity="100%" style:font-name="Liberation Mono" fo:font-size="12pt" fo:font-weight="normal" fo:background-color="transparent" style:font-size-asian="12pt" style:font-size-complex="12pt"/>
    </style:style>
    <style:style style:name="P8" style:family="paragraph" style:parent-style-name="Text_20_body">
      <style:paragraph-properties fo:margin-left="0cm" fo:margin-right="0cm" style:line-height-at-least="0.503cm" fo:text-indent="0cm" style:auto-text-indent="false"/>
      <style:text-properties fo:color="#000000" loext:opacity="100%" style:font-name="Liberation Mono" fo:font-size="12pt" fo:font-weight="normal" fo:background-color="transparent" style:font-size-asian="12pt" style:font-size-complex="12pt"/>
    </style:style>
    <style:style style:name="P9" style:family="paragraph" style:parent-style-name="Text_20_body">
      <style:paragraph-properties fo:margin-left="0cm" fo:margin-right="0cm" style:line-height-at-least="0.503cm" fo:text-indent="0cm" style:auto-text-indent="false"/>
      <style:text-properties fo:color="#000000" loext:opacity="100%" style:font-name="Liberation Mono" fo:font-size="12pt" fo:font-weight="normal" officeooo:paragraph-rsid="00330c07" fo:background-color="transparent" style:font-size-asian="12pt" style:font-size-complex="12pt"/>
    </style:style>
    <style:style style:name="P10" style:family="paragraph" style:parent-style-name="Standard">
      <style:paragraph-properties fo:margin-left="0cm" fo:margin-right="0cm" style:line-height-at-least="0.503cm" fo:text-indent="0cm" style:auto-text-indent="false"/>
      <style:text-properties style:font-name="Liberation Mono" fo:font-size="12pt" fo:background-color="transparent" style:font-size-asian="12pt" style:font-size-complex="12pt"/>
    </style:style>
    <style:style style:name="P11" style:family="paragraph" style:parent-style-name="Standard">
      <style:paragraph-properties fo:margin-left="0cm" fo:margin-right="0cm" style:line-height-at-least="0.503cm" fo:text-indent="0cm" style:auto-text-indent="false"/>
      <style:text-properties style:font-name="Liberation Mono" fo:font-size="12pt" style:font-size-asian="12pt" style:font-size-complex="12pt"/>
    </style:style>
    <style:style style:name="P12" style:family="paragraph" style:parent-style-name="Text_20_body">
      <style:paragraph-properties fo:margin-left="0cm" fo:margin-right="0cm" fo:margin-top="0cm" fo:margin-bottom="0cm" style:contextual-spacing="false" fo:orphans="0" fo:widows="0" fo:text-indent="0cm" style:auto-text-indent="false"/>
      <style:text-properties style:font-name="Liberation Mono"/>
    </style:style>
    <style:style style:name="P13" style:family="paragraph" style:parent-style-name="Text_20_body">
      <style:paragraph-properties fo:margin-left="0cm" fo:margin-right="0cm" fo:margin-top="0cm" fo:margin-bottom="0cm" style:contextual-spacing="false" fo:orphans="0" fo:widows="0" fo:text-indent="0cm" style:auto-text-indent="false"/>
      <style:text-properties style:font-name="Liberation Mono" officeooo:paragraph-rsid="004bfbba"/>
    </style:style>
    <style:style style:name="P14" style:family="paragraph" style:parent-style-name="Text_20_body">
      <style:text-properties officeooo:rsid="0029ff01" officeooo:paragraph-rsid="0029ff01"/>
    </style:style>
    <style:style style:name="P15" style:family="paragraph" style:parent-style-name="Standard">
      <style:text-properties officeooo:paragraph-rsid="004bfbba"/>
    </style:style>
    <style:style style:name="P16" style:family="paragraph" style:parent-style-name="Text_20_body">
      <style:paragraph-properties fo:margin-left="0cm" fo:margin-right="0cm" fo:margin-top="0cm" fo:margin-bottom="0cm" style:contextual-spacing="false" fo:orphans="0" fo:widows="0" fo:text-indent="0cm" style:auto-text-indent="false"/>
      <style:text-properties fo:color="#569cd6" loext:opacity="100%" style:font-name="Liberation Mono"/>
    </style:style>
    <style:style style:name="P17" style:family="paragraph" style:parent-style-name="Text_20_body">
      <style:text-properties officeooo:paragraph-rsid="004bfbba"/>
    </style:style>
    <style:style style:name="P18" style:family="paragraph" style:parent-style-name="Text_20_body">
      <style:text-properties officeooo:rsid="0029ff01" officeooo:paragraph-rsid="004bfbba"/>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text-properties officeooo:rsid="002ce7b3" officeooo:paragraph-rsid="002ce7b3"/>
    </style:style>
    <style:style style:name="P30" style:family="paragraph" style:parent-style-name="Text_20_body">
      <style:paragraph-properties fo:margin-left="0cm" fo:margin-right="0cm" fo:margin-top="0cm" fo:margin-bottom="0cm" style:contextual-spacing="false" fo:orphans="0" fo:widows="0" fo:text-indent="0cm" style:auto-text-indent="false"/>
      <style:text-properties fo:color="#569cd6" loext:opacity="100%" style:font-name="Liberation Mono" officeooo:paragraph-rsid="002d006e"/>
    </style:style>
    <style:style style:name="P31" style:family="paragraph" style:parent-style-name="Text_20_body">
      <style:text-properties officeooo:rsid="002dfb45" officeooo:paragraph-rsid="002dfb45"/>
    </style:style>
    <style:style style:name="P32" style:family="paragraph" style:parent-style-name="Text_20_body">
      <style:text-properties fo:font-weight="bold" officeooo:rsid="003f6ff8" officeooo:paragraph-rsid="003f6ff8" style:font-weight-asian="bold" style:font-weight-complex="bold"/>
    </style:style>
    <style:style style:name="P33" style:family="paragraph" style:parent-style-name="Text_20_body">
      <style:text-properties officeooo:rsid="002dfb45" officeooo:paragraph-rsid="003f6ff8"/>
    </style:style>
    <style:style style:name="P34" style:family="paragraph" style:parent-style-name="Text_20_body">
      <style:text-properties officeooo:rsid="003f6ff8" officeooo:paragraph-rsid="003f6ff8"/>
    </style:style>
    <style:style style:name="P35" style:family="paragraph" style:parent-style-name="Text_20_body">
      <style:text-properties officeooo:rsid="0041158a" officeooo:paragraph-rsid="0041158a"/>
    </style:style>
    <style:style style:name="P36" style:family="paragraph" style:parent-style-name="Table_20_Contents">
      <style:text-properties style:font-name="Liberation Mono"/>
    </style:style>
    <style:style style:name="P37" style:family="paragraph" style:parent-style-name="Text_20_body">
      <style:paragraph-properties fo:margin-left="0cm" fo:margin-right="0cm" fo:margin-top="0cm" fo:margin-bottom="0cm" style:contextual-spacing="false" fo:orphans="0" fo:widows="0" fo:text-indent="0cm" style:auto-text-indent="false"/>
      <style:text-properties style:font-name="Liberation Mono" officeooo:paragraph-rsid="002fcb55"/>
    </style:style>
    <style:style style:name="P38" style:family="paragraph" style:parent-style-name="Text_20_body">
      <style:paragraph-properties fo:margin-left="0cm" fo:margin-right="0cm" fo:orphans="0" fo:widows="0" fo:text-indent="0cm" style:auto-text-indent="false"/>
      <style:text-properties style:font-name="Liberation Mono"/>
    </style:style>
    <style:style style:name="P39" style:family="paragraph" style:parent-style-name="Table_20_Contents">
      <style:text-properties style:font-name="Droid Sans"/>
    </style:style>
    <style:style style:name="P40" style:family="paragraph" style:parent-style-name="Text_20_body">
      <style:text-properties officeooo:rsid="002fcb55" officeooo:paragraph-rsid="002fcb55"/>
    </style:style>
    <style:style style:name="P41" style:family="paragraph" style:parent-style-name="Text_20_body">
      <style:paragraph-properties fo:margin-left="0cm" fo:margin-right="0cm" fo:margin-top="0cm" fo:margin-bottom="0cm" style:contextual-spacing="false" fo:orphans="0" fo:widows="0" fo:text-indent="0cm" style:auto-text-indent="false"/>
      <style:text-properties style:font-name="Droid Sans"/>
    </style:style>
    <style:style style:name="P42" style:family="paragraph" style:parent-style-name="Text_20_body">
      <style:paragraph-properties fo:margin-left="0cm" fo:margin-right="0cm" fo:margin-top="0cm" fo:margin-bottom="0cm" style:contextual-spacing="false" fo:orphans="0" fo:widows="0" fo:text-indent="0cm" style:auto-text-indent="false"/>
      <style:text-properties fo:color="#569cd6" loext:opacity="100%"/>
    </style:style>
    <style:style style:name="P43" style:family="paragraph" style:parent-style-name="Text_20_body">
      <style:paragraph-properties fo:margin-left="0cm" fo:margin-right="0cm" fo:margin-top="0cm" fo:margin-bottom="0cm" style:contextual-spacing="false" fo:orphans="0" fo:widows="0" fo:text-indent="0cm" style:auto-text-indent="false"/>
    </style:style>
    <style:style style:name="P44" style:family="paragraph" style:parent-style-name="Text_20_body">
      <style:paragraph-properties fo:margin-left="0cm" fo:margin-right="0cm" fo:orphans="0" fo:widows="0" fo:text-indent="0cm" style:auto-text-indent="false"/>
    </style:style>
    <style:style style:name="P45" style:family="paragraph" style:parent-style-name="Text_20_body">
      <style:paragraph-properties fo:margin-left="0cm" fo:margin-right="0cm" fo:margin-top="0cm" fo:margin-bottom="0cm" style:contextual-spacing="false" fo:orphans="0" fo:widows="0" fo:text-indent="0cm" style:auto-text-indent="false"/>
      <style:text-properties fo:color="#ff8000" loext:opacity="100%"/>
    </style:style>
    <style:style style:name="P46" style:family="paragraph" style:parent-style-name="Text_20_body">
      <style:text-properties officeooo:rsid="00306382" officeooo:paragraph-rsid="00306382"/>
    </style:style>
    <style:style style:name="P47" style:family="paragraph" style:parent-style-name="Text_20_body">
      <style:paragraph-properties fo:margin-left="0cm" fo:margin-right="0cm" fo:orphans="0" fo:widows="0" fo:text-indent="0cm" style:auto-text-indent="false"/>
      <style:text-properties fo:color="#569cd6" loext:opacity="100%"/>
    </style:style>
    <style:style style:name="P48" style:family="paragraph" style:parent-style-name="Table_20_Contents">
      <style:text-properties fo:color="#569cd6" loext:opacity="100%" style:font-name="Droid Sans"/>
    </style:style>
    <style:style style:name="P49" style:family="paragraph" style:parent-style-name="Text_20_body">
      <style:paragraph-properties fo:margin-left="0cm" fo:margin-right="0cm" fo:margin-top="0cm" fo:margin-bottom="0cm" style:contextual-spacing="false" fo:orphans="0" fo:widows="0" fo:text-indent="0cm" style:auto-text-indent="false"/>
      <style:text-properties officeooo:paragraph-rsid="0030e335"/>
    </style:style>
    <style:style style:name="P50" style:family="paragraph" style:parent-style-name="Text_20_body">
      <style:text-properties officeooo:rsid="0030e335" officeooo:paragraph-rsid="0030e335"/>
    </style:style>
    <style:style style:name="P51" style:family="paragraph" style:parent-style-name="Standard">
      <style:text-properties officeooo:rsid="0030e335" officeooo:paragraph-rsid="00352694"/>
    </style:style>
    <style:style style:name="P52" style:family="paragraph" style:parent-style-name="Text_20_body">
      <style:paragraph-properties fo:margin-left="0cm" fo:margin-right="0cm" fo:margin-top="0cm" fo:margin-bottom="0cm" style:contextual-spacing="false" fo:orphans="0" fo:widows="0" fo:text-indent="0cm" style:auto-text-indent="false"/>
      <style:text-properties style:font-name="Droid Sans" officeooo:paragraph-rsid="00352694"/>
    </style:style>
    <style:style style:name="P53" style:family="paragraph" style:parent-style-name="Text_20_body">
      <style:paragraph-properties fo:margin-left="0cm" fo:margin-right="0cm" fo:margin-top="0cm" fo:margin-bottom="0cm" style:contextual-spacing="false" fo:orphans="0" fo:widows="0" fo:text-indent="0cm" style:auto-text-indent="false"/>
      <style:text-properties officeooo:paragraph-rsid="00352694"/>
    </style:style>
    <style:style style:name="P54" style:family="paragraph" style:parent-style-name="Text_20_body">
      <style:paragraph-properties fo:margin-left="0cm" fo:margin-right="0cm" fo:margin-top="0cm" fo:margin-bottom="0cm" style:contextual-spacing="false" fo:orphans="0" fo:widows="0" fo:text-indent="0cm" style:auto-text-indent="false"/>
      <style:text-properties fo:color="#569cd6" loext:opacity="100%" officeooo:paragraph-rsid="00352694"/>
    </style:style>
    <style:style style:name="P55" style:family="paragraph" style:parent-style-name="Text_20_body">
      <style:paragraph-properties fo:margin-left="0cm" fo:margin-right="0cm" fo:orphans="0" fo:widows="0" fo:text-indent="0cm" style:auto-text-indent="false"/>
      <style:text-properties fo:color="#569cd6" loext:opacity="100%" officeooo:paragraph-rsid="00352694"/>
    </style:style>
    <style:style style:name="P56" style:family="paragraph" style:parent-style-name="Text_20_body">
      <style:paragraph-properties fo:margin-left="0cm" fo:margin-right="0cm" fo:orphans="0" fo:widows="0" fo:text-indent="0cm" style:auto-text-indent="false"/>
      <style:text-properties officeooo:paragraph-rsid="00352694"/>
    </style:style>
    <style:style style:name="P57" style:family="paragraph" style:parent-style-name="Table_20_Contents">
      <style:text-properties style:font-name="Droid Sans" officeooo:paragraph-rsid="00352694"/>
    </style:style>
    <style:style style:name="P58" style:family="paragraph" style:parent-style-name="Text_20_body">
      <style:text-properties officeooo:rsid="0030e335" officeooo:paragraph-rsid="00352694"/>
    </style:style>
    <style:style style:name="P59" style:family="paragraph" style:parent-style-name="Text_20_body">
      <style:text-properties officeooo:rsid="0034b0f1" officeooo:paragraph-rsid="00352694"/>
    </style:style>
    <style:style style:name="P60" style:family="paragraph" style:parent-style-name="Text_20_body">
      <style:text-properties officeooo:rsid="003139f2" officeooo:paragraph-rsid="00352694"/>
    </style:style>
    <style:style style:name="P61" style:family="paragraph" style:parent-style-name="Text_20_body">
      <style:paragraph-properties fo:margin-left="0cm" fo:margin-right="0cm" fo:margin-top="0cm" fo:margin-bottom="0cm" style:contextual-spacing="false" fo:orphans="0" fo:widows="0" fo:text-indent="0cm" style:auto-text-indent="false"/>
      <style:text-properties officeooo:paragraph-rsid="0039c380"/>
    </style:style>
    <style:style style:name="P62" style:family="paragraph" style:parent-style-name="Text_20_body">
      <style:text-properties officeooo:rsid="003139f2" officeooo:paragraph-rsid="003139f2"/>
    </style:style>
    <style:style style:name="P63" style:family="paragraph" style:parent-style-name="Text_20_body">
      <style:text-properties officeooo:rsid="003895d0" officeooo:paragraph-rsid="003895d0"/>
    </style:style>
    <style:style style:name="P64" style:family="paragraph" style:parent-style-name="Text_20_body">
      <style:paragraph-properties fo:margin-left="0cm" fo:margin-right="0cm" fo:margin-top="0cm" fo:margin-bottom="0cm" style:contextual-spacing="false" fo:orphans="0" fo:widows="0" fo:text-indent="0cm" style:auto-text-indent="false"/>
      <style:text-properties officeooo:paragraph-rsid="004d5f3f"/>
    </style:style>
    <style:style style:name="P65" style:family="paragraph" style:parent-style-name="Text_20_body">
      <style:paragraph-properties fo:margin-left="0cm" fo:margin-right="0cm" fo:margin-top="0cm" fo:margin-bottom="0cm" style:contextual-spacing="false" fo:orphans="0" fo:widows="0" fo:text-indent="0cm" style:auto-text-indent="false"/>
      <style:text-properties fo:color="#569cd6" loext:opacity="100%" officeooo:paragraph-rsid="004d5f3f"/>
    </style:style>
    <style:style style:name="P66" style:family="paragraph" style:parent-style-name="Text_20_body">
      <style:text-properties officeooo:paragraph-rsid="003895d0"/>
    </style:style>
    <style:style style:name="P67" style:family="paragraph" style:parent-style-name="Text_20_body">
      <style:text-properties officeooo:rsid="0043904a" officeooo:paragraph-rsid="0043904a"/>
    </style:style>
    <style:style style:name="P68" style:family="paragraph" style:parent-style-name="Text_20_body">
      <style:text-properties officeooo:rsid="00457831" officeooo:paragraph-rsid="00457831"/>
    </style:style>
    <style:style style:name="P69" style:family="paragraph" style:parent-style-name="Text_20_body">
      <style:text-properties fo:font-style="italic" officeooo:rsid="00457831" officeooo:paragraph-rsid="00457831" style:font-style-asian="italic" style:font-style-complex="italic"/>
    </style:style>
    <style:style style:name="P70" style:family="paragraph" style:parent-style-name="Text_20_body">
      <style:text-properties officeooo:rsid="0046a137" officeooo:paragraph-rsid="0046a137"/>
    </style:style>
    <style:style style:name="P71" style:family="paragraph" style:parent-style-name="Text_20_body">
      <style:text-properties fo:font-weight="bold" officeooo:rsid="0043904a" officeooo:paragraph-rsid="0043904a" style:font-weight-asian="bold" style:font-weight-complex="bold"/>
    </style:style>
    <style:style style:name="P72" style:family="paragraph" style:parent-style-name="Text_20_body">
      <style:text-properties fo:font-style="italic" officeooo:rsid="0046a137" officeooo:paragraph-rsid="0046a137" style:font-style-asian="italic" style:font-style-complex="italic"/>
    </style:style>
    <style:style style:name="P73" style:family="paragraph" style:parent-style-name="Text_20_body">
      <style:text-properties fo:font-style="italic" officeooo:rsid="004f3e3a" officeooo:paragraph-rsid="004f3e3a" style:font-style-asian="italic" style:font-style-complex="italic"/>
    </style:style>
    <style:style style:name="P74" style:family="paragraph" style:parent-style-name="Text_20_body">
      <style:text-properties fo:font-style="italic" officeooo:rsid="0046a137" officeooo:paragraph-rsid="00503489" style:font-style-asian="italic" style:font-style-complex="italic"/>
    </style:style>
    <style:style style:name="P75" style:family="paragraph" style:parent-style-name="Text_20_body">
      <style:text-properties officeooo:rsid="00479d39" officeooo:paragraph-rsid="00479d39"/>
    </style:style>
    <style:style style:name="P76" style:family="paragraph" style:parent-style-name="Text_20_body">
      <style:text-properties fo:font-style="italic" officeooo:rsid="00479d39" officeooo:paragraph-rsid="00479d39" style:font-style-asian="italic" style:font-style-complex="italic"/>
    </style:style>
    <style:style style:name="P77" style:family="paragraph" style:parent-style-name="Text_20_body">
      <style:text-properties fo:font-weight="bold" officeooo:rsid="0046a137" officeooo:paragraph-rsid="0046a137" style:font-weight-asian="bold" style:font-weight-complex="bold"/>
    </style:style>
    <style:style style:name="P78" style:family="paragraph" style:parent-style-name="Text_20_body">
      <style:text-properties fo:font-weight="bold" officeooo:rsid="00479d39" officeooo:paragraph-rsid="00479d39" style:font-weight-asian="bold" style:font-weight-complex="bold"/>
    </style:style>
    <style:style style:name="P79" style:family="paragraph" style:parent-style-name="Text_20_body">
      <style:text-properties officeooo:rsid="00487949" officeooo:paragraph-rsid="00487949"/>
    </style:style>
    <style:style style:name="P80" style:family="paragraph" style:parent-style-name="Text_20_body">
      <style:text-properties fo:font-style="italic" officeooo:rsid="00487949" officeooo:paragraph-rsid="00487949" style:font-style-asian="italic" style:font-style-complex="italic"/>
    </style:style>
    <style:style style:name="P81" style:family="paragraph" style:parent-style-name="Text_20_body">
      <style:text-properties fo:font-style="italic" officeooo:rsid="00487949" officeooo:paragraph-rsid="00503489" style:font-style-asian="italic" style:font-style-complex="italic"/>
    </style:style>
    <style:style style:name="P82" style:family="paragraph" style:parent-style-name="Text_20_body">
      <style:text-properties officeooo:rsid="00487949" officeooo:paragraph-rsid="0051059c"/>
    </style:style>
    <style:style style:name="P83" style:family="paragraph" style:parent-style-name="Text_20_body">
      <style:text-properties fo:font-style="italic" officeooo:rsid="0051059c" officeooo:paragraph-rsid="0051059c" style:font-style-asian="italic" style:font-style-complex="italic"/>
    </style:style>
    <style:style style:name="P84" style:family="paragraph" style:parent-style-name="Text_20_body">
      <style:text-properties fo:font-style="italic" officeooo:rsid="004a2b93" officeooo:paragraph-rsid="004a2b93" style:font-style-asian="italic" style:font-style-complex="italic"/>
    </style:style>
    <style:style style:name="P85" style:family="paragraph" style:parent-style-name="Text_20_body">
      <style:text-properties fo:font-style="normal" officeooo:rsid="004a2b93" officeooo:paragraph-rsid="004a2b93" style:font-style-asian="normal" style:font-style-complex="normal"/>
    </style:style>
    <style:style style:name="P86" style:family="paragraph" style:parent-style-name="Text_20_body">
      <style:text-properties fo:font-style="normal" officeooo:rsid="004bf4b4" officeooo:paragraph-rsid="004bf4b4" style:font-style-asian="normal" style:font-style-complex="normal"/>
    </style:style>
    <style:style style:name="P87" style:family="paragraph" style:parent-style-name="Text_20_body">
      <style:text-properties fo:font-style="italic" officeooo:rsid="004a2b93" officeooo:paragraph-rsid="005401b6" style:font-style-asian="italic" style:font-style-complex="italic"/>
    </style:style>
    <style:style style:name="P88" style:family="paragraph" style:parent-style-name="Text_20_body">
      <style:text-properties officeooo:rsid="005401b6" officeooo:paragraph-rsid="005401b6"/>
    </style:style>
    <style:style style:name="P89" style:family="paragraph" style:parent-style-name="Text_20_body">
      <style:text-properties officeooo:paragraph-rsid="0046a137"/>
    </style:style>
    <style:style style:name="P90" style:family="paragraph" style:parent-style-name="Heading_20_2">
      <style:text-properties style:font-name="Droid Sans" officeooo:rsid="001481b9" officeooo:paragraph-rsid="001481b9"/>
    </style:style>
    <style:style style:name="P91" style:family="paragraph" style:parent-style-name="Text_20_body">
      <style:text-properties style:font-name="Droid Sans"/>
    </style:style>
    <style:style style:name="P92" style:family="paragraph" style:parent-style-name="Text_20_body">
      <style:text-properties style:font-name="Droid Sans" officeooo:rsid="001803f9" officeooo:paragraph-rsid="001803f9"/>
    </style:style>
    <style:style style:name="P93" style:family="paragraph" style:parent-style-name="Text_20_body">
      <style:text-properties style:font-name="Droid Sans" officeooo:rsid="00190fc3" officeooo:paragraph-rsid="00190fc3"/>
    </style:style>
    <style:style style:name="P94" style:family="paragraph" style:parent-style-name="Heading_20_2">
      <style:text-properties style:font-name="Droid Sans" officeooo:rsid="00190fc3" officeooo:paragraph-rsid="00190fc3"/>
    </style:style>
    <style:style style:name="P95" style:family="paragraph" style:parent-style-name="Text_20_body">
      <style:text-properties style:font-name="Droid Sans" fo:font-weight="bold" officeooo:rsid="00190fc3" officeooo:paragraph-rsid="00190fc3" style:font-weight-asian="bold" style:font-weight-complex="bold"/>
    </style:style>
    <style:style style:name="P96" style:family="paragraph" style:parent-style-name="Text_20_body">
      <style:text-properties style:font-name="Droid Sans" fo:font-weight="bold" officeooo:rsid="00190fc3" officeooo:paragraph-rsid="001e6ff4" style:font-weight-asian="bold" style:font-weight-complex="bold"/>
    </style:style>
    <style:style style:name="P97" style:family="paragraph" style:parent-style-name="Text_20_body">
      <style:text-properties style:font-name="Droid Sans" fo:font-weight="normal" officeooo:rsid="00190fc3" officeooo:paragraph-rsid="00190fc3" style:font-weight-asian="normal" style:font-weight-complex="normal"/>
    </style:style>
    <style:style style:name="P98" style:family="paragraph" style:parent-style-name="Text_20_body">
      <style:text-properties style:font-name="Droid Sans" fo:font-weight="normal" officeooo:rsid="001ab2b4" officeooo:paragraph-rsid="001ab2b4" style:font-weight-asian="normal" style:font-weight-complex="normal"/>
    </style:style>
    <style:style style:name="P99" style:family="paragraph" style:parent-style-name="Text_20_body">
      <style:text-properties style:font-name="Droid Sans" fo:font-weight="normal" officeooo:rsid="001c72f3" officeooo:paragraph-rsid="001c72f3" style:font-weight-asian="normal" style:font-weight-complex="normal"/>
    </style:style>
    <style:style style:name="P100" style:family="paragraph" style:parent-style-name="Text_20_body">
      <style:text-properties style:font-name="Droid Sans" fo:font-weight="normal" officeooo:rsid="001e6ff4" officeooo:paragraph-rsid="001e6ff4" style:font-weight-asian="normal" style:font-weight-complex="normal"/>
    </style:style>
    <style:style style:name="P101" style:family="paragraph" style:parent-style-name="Heading_20_1">
      <style:text-properties style:font-name="Droid Sans"/>
    </style:style>
    <style:style style:name="T1" style:family="text">
      <style:text-properties fo:font-weight="bold" style:font-weight-asian="bold" style:font-weight-complex="bold"/>
    </style:style>
    <style:style style:name="T2" style:family="text">
      <style:text-properties officeooo:rsid="0015e0bd"/>
    </style:style>
    <style:style style:name="T3" style:family="text">
      <style:text-properties officeooo:rsid="0058bcbb"/>
    </style:style>
    <style:style style:name="T4" style:family="text">
      <style:text-properties fo:font-style="italic" style:font-style-asian="italic" style:font-style-complex="italic"/>
    </style:style>
    <style:style style:name="T5" style:family="text">
      <style:text-properties officeooo:rsid="0016ab6c"/>
    </style:style>
    <style:style style:name="T6" style:family="text">
      <style:text-properties officeooo:rsid="0024a84f"/>
    </style:style>
    <style:style style:name="T7" style:family="text">
      <style:text-properties fo:color="#569cd6" loext:opacity="100%"/>
    </style:style>
    <style:style style:name="T8" style:family="text">
      <style:text-properties fo:color="#ff8000" loext:opacity="100%"/>
    </style:style>
    <style:style style:name="T9" style:family="text">
      <style:text-properties fo:color="#000000" loext:opacity="100%"/>
    </style:style>
    <style:style style:name="T10" style:family="text">
      <style:text-properties fo:color="#729fcf" loext:opacity="100%"/>
    </style:style>
    <style:style style:name="T11" style:family="text">
      <style:text-properties fo:color="#dcdcaa" loext:opacity="100%"/>
    </style:style>
    <style:style style:name="T12" style:family="text">
      <style:text-properties fo:color="#ce9178" loext:opacity="100%"/>
    </style:style>
    <style:style style:name="T13" style:family="text">
      <style:text-properties fo:color="#000000" loext:opacity="100%" fo:font-weight="normal"/>
    </style:style>
    <style:style style:name="T14" style:family="text">
      <style:text-properties fo:color="#cccccc" loext:opacity="100%" fo:font-weight="normal"/>
    </style:style>
    <style:style style:name="T15" style:family="text">
      <style:text-properties fo:color="#569cd6" loext:opacity="100%" fo:font-weight="normal"/>
    </style:style>
    <style:style style:name="T16" style:family="text">
      <style:text-properties fo:color="#569cd6" loext:opacity="100%" fo:font-weight="normal" fo:background-color="transparent" loext:char-shading-value="0"/>
    </style:style>
    <style:style style:name="T17" style:family="text">
      <style:text-properties fo:color="#000000" loext:opacity="100%" fo:font-weight="normal" fo:background-color="transparent" loext:char-shading-value="0"/>
    </style:style>
    <style:style style:name="T18" style:family="text">
      <style:text-properties fo:color="#cccccc" loext:opacity="100%" fo:font-weight="normal" fo:background-color="transparent" loext:char-shading-value="0"/>
    </style:style>
    <style:style style:name="T19" style:family="text">
      <style:text-properties fo:color="#ce9178" loext:opacity="100%" fo:font-weight="normal" fo:background-color="transparent" loext:char-shading-value="0"/>
    </style:style>
    <style:style style:name="T20" style:family="text">
      <style:text-properties officeooo:rsid="002a2d29"/>
    </style:style>
    <style:style style:name="T21" style:family="text">
      <style:text-properties fo:color="#000000" loext:opacity="100%" officeooo:rsid="0058bcbb"/>
    </style:style>
    <style:style style:name="T22" style:family="text">
      <style:text-properties fo:color="#000000" loext:opacity="100%" officeooo:rsid="005a4851"/>
    </style:style>
    <style:style style:name="T23" style:family="text">
      <style:text-properties officeooo:rsid="00334dc7"/>
    </style:style>
    <style:style style:name="T24" style:family="text">
      <style:text-properties fo:color="#569cd6" loext:opacity="100%" officeooo:rsid="002fcb55"/>
    </style:style>
    <style:style style:name="T25" style:family="text">
      <style:text-properties fo:font-weight="bold" officeooo:rsid="0041158a" style:font-weight-asian="bold" style:font-weight-complex="bold"/>
    </style:style>
    <style:style style:name="T26" style:family="text">
      <style:text-properties officeooo:rsid="002ff06d"/>
    </style:style>
    <style:style style:name="T27" style:family="text">
      <style:text-properties officeooo:rsid="00309b51"/>
    </style:style>
    <style:style style:name="T28" style:family="text">
      <style:text-properties officeooo:rsid="0030e335"/>
    </style:style>
    <style:style style:name="T29" style:family="text">
      <style:text-properties fo:color="#569cd6" loext:opacity="100%" officeooo:rsid="0030e335"/>
    </style:style>
    <style:style style:name="T30" style:family="text">
      <style:text-properties officeooo:rsid="0031371c"/>
    </style:style>
    <style:style style:name="T31" style:family="text">
      <style:text-properties fo:font-weight="bold" officeooo:rsid="0043904a" style:font-weight-asian="bold" style:font-weight-complex="bold"/>
    </style:style>
    <style:style style:name="T32" style:family="text">
      <style:text-properties officeooo:rsid="0039c380"/>
    </style:style>
    <style:style style:name="T33" style:family="text">
      <style:text-properties fo:font-style="normal" style:font-style-asian="normal" style:font-style-complex="normal"/>
    </style:style>
    <style:style style:name="T34" style:family="text">
      <style:text-properties fo:color="#000000" loext:opacity="100%" officeooo:rsid="004d5f3f"/>
    </style:style>
    <style:style style:name="T35" style:family="text">
      <style:text-properties officeooo:rsid="004d5f3f"/>
    </style:style>
    <style:style style:name="T36" style:family="text">
      <style:text-properties fo:font-weight="bold" officeooo:rsid="004d5f3f" style:font-weight-asian="bold" style:font-weight-complex="bold"/>
    </style:style>
    <style:style style:name="T37" style:family="text">
      <style:text-properties officeooo:rsid="004ea408"/>
    </style:style>
    <style:style style:name="T38" style:family="text">
      <style:text-properties officeooo:rsid="0043904a"/>
    </style:style>
    <style:style style:name="T39" style:family="text">
      <style:text-properties officeooo:rsid="004bfbba"/>
    </style:style>
    <style:style style:name="T40" style:family="text">
      <style:text-properties officeooo:rsid="0046a137"/>
    </style:style>
    <style:style style:name="T41" style:family="text">
      <style:text-properties officeooo:rsid="00503489"/>
    </style:style>
    <style:style style:name="T42" style:family="text">
      <style:text-properties officeooo:rsid="00479d39"/>
    </style:style>
    <style:style style:name="T43" style:family="text">
      <style:text-properties officeooo:rsid="004a2b93"/>
    </style:style>
    <style:style style:name="T44" style:family="text">
      <style:text-properties officeooo:rsid="004f3e3a"/>
    </style:style>
    <style:style style:name="T45" style:family="text">
      <style:text-properties officeooo:rsid="004f6e14"/>
    </style:style>
    <style:style style:name="T46" style:family="text">
      <style:text-properties fo:font-style="italic" officeooo:rsid="0051059c" style:font-style-asian="italic" style:font-style-complex="italic"/>
    </style:style>
    <style:style style:name="T47" style:family="text">
      <style:text-properties officeooo:rsid="0051059c"/>
    </style:style>
    <style:style style:name="T48" style:family="text">
      <style:text-properties officeooo:rsid="0052f2cf"/>
    </style:style>
    <style:style style:name="T49" style:family="text">
      <style:text-properties fo:font-style="italic" officeooo:rsid="005401b6" style:font-style-asian="italic" style:font-style-complex="italic"/>
    </style:style>
    <style:style style:name="T50" style:family="text">
      <style:text-properties officeooo:rsid="005401b6"/>
    </style:style>
    <style:style style:name="T51" style:family="text">
      <style:text-properties officeooo:rsid="001b2291"/>
    </style:style>
    <style:style style:name="T52" style:family="text">
      <style:text-properties fo:font-weight="bold" officeooo:rsid="001571b8" style:font-weight-asian="bold" style:font-weight-complex="bold"/>
    </style:style>
    <style:style style:name="T53" style:family="text">
      <style:text-properties officeooo:rsid="001571b8"/>
    </style:style>
    <style:style style:name="T54" style:family="text">
      <style:text-properties style:text-underline-style="solid" style:text-underline-width="auto" style:text-underline-color="font-color" officeooo:rsid="001571b8"/>
    </style:style>
    <style:style style:name="T55" style:family="text">
      <style:text-properties fo:font-style="normal" style:text-underline-style="solid" style:text-underline-width="auto" style:text-underline-color="font-color" style:font-style-asian="normal" style:font-style-complex="normal"/>
    </style:style>
    <style:style style:name="T56" style:family="text">
      <style:text-properties style:text-underline-style="solid" style:text-underline-width="auto" style:text-underline-color="font-color"/>
    </style:style>
    <style:style style:name="T57" style:family="text">
      <style:text-properties fo:font-weight="normal" style:font-weight-asian="normal" style:font-weight-complex="normal"/>
    </style:style>
    <style:style style:name="T58" style:family="text">
      <style:text-properties style:text-underline-style="solid" style:text-underline-width="auto" style:text-underline-color="font-color" fo:font-weight="normal" style:font-weight-asian="normal" style:font-weight-complex="normal"/>
    </style:style>
    <style:style style:name="T59" style:family="text">
      <style:text-properties style:text-underline-style="solid" style:text-underline-width="auto" style:text-underline-color="font-color" fo:font-weight="normal" officeooo:rsid="001ab2b4" style:font-weight-asian="normal" style:font-weight-complex="normal"/>
    </style:style>
    <style:style style:name="T60" style:family="text">
      <style:text-properties fo:font-weight="normal" officeooo:rsid="001ab2b4" style:font-weight-asian="normal" style:font-weight-complex="normal"/>
    </style:style>
    <style:style style:name="T61" style:family="text">
      <style:text-properties style:text-underline-style="solid" style:text-underline-width="auto" style:text-underline-color="font-color" fo:font-weight="normal" officeooo:rsid="001b2291" style:font-weight-asian="normal" style:font-weight-complex="normal"/>
    </style:style>
    <style:style style:name="T62" style:family="text">
      <style:text-properties style:text-underline-style="none" fo:font-weight="normal" officeooo:rsid="001b2291" style:font-weight-asian="normal" style:font-weight-complex="normal"/>
    </style:style>
    <style:style style:name="T63" style:family="text">
      <style:text-properties style:text-underline-style="none" fo:font-weight="normal" officeooo:rsid="001c72f3" style:font-weight-asian="normal" style:font-weight-complex="normal"/>
    </style:style>
    <style:style style:name="T64" style:family="text">
      <style:text-properties style:text-underline-style="none" fo:font-weight="normal" officeooo:rsid="001fe9e7" style:font-weight-asian="normal" style:font-weight-complex="normal"/>
    </style:style>
    <style:style style:name="T65" style:family="text">
      <style:text-properties fo:font-weight="normal" officeooo:rsid="001c72f3" style:font-weight-asian="normal" style:font-weight-complex="normal"/>
    </style:style>
    <style:style style:name="T66" style:family="text">
      <style:text-properties style:text-underline-style="solid" style:text-underline-width="auto" style:text-underline-color="font-color" fo:font-weight="normal" officeooo:rsid="001c72f3" style:font-weight-asian="normal" style:font-weight-complex="normal"/>
    </style:style>
    <style:style style:name="T67" style:family="text">
      <style:text-properties style:text-underline-style="solid" style:text-underline-width="auto" style:text-underline-color="font-color" fo:font-weight="normal" officeooo:rsid="001e6ff4" style:font-weight-asian="normal" style:font-weight-complex="normal"/>
    </style:style>
    <style:style style:name="T68" style:family="text">
      <style:text-properties fo:font-weight="normal" officeooo:rsid="001e6ff4" style:font-weight-asian="normal" style:font-weight-complex="normal"/>
    </style:style>
    <style:style style:name="T69" style:family="text">
      <style:text-properties style:text-underline-style="solid" style:text-underline-width="auto" style:text-underline-color="font-color" fo:font-weight="normal" officeooo:rsid="001fe9e7" style:font-weight-asian="normal" style:font-weight-complex="normal"/>
    </style:style>
    <style:style style:name="T70" style:family="text">
      <style:text-properties fo:font-weight="normal" officeooo:rsid="001fe9e7"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 “Negozi” </text:p>
      <text:p text:style-name="Subtitle">Cordo Basi di Dati – Unimi (aa 2024-25)</text:p>
      <text:p text:style-name="P2"/>
      <text:p text:style-name="P2"><text:s text:c="2"/></text:p>
      <text:p text:style-name="Text_20_body">Autore: Alessandro Valenti </text:p>
      <text:p text:style-name="Text_20_body">Matricola: 41913A</text:p>
      <text:p text:style-name="Text_20_body">Corso: Basi di Dati — Laboratorio - Progetto 2025</text:p>
      <text:p text:style-name="Heading"/>
      <text:p text:style-name="P2"/>
      <text:h text:style-name="Heading_20_1" text:outline-level="1">Introduzione</text:h>
      <text:p text:style-name="Text_20_body">Obiettivo: sviluppare un’applicazione per la gestione di una catena di negozi, con funzionalità per clienti e manager. I clienti possono accedere tramite login al negozio online che presenta la lista dei prodotti che possono essee acquistati scegliendo per ogni prodotto da quale negozio acquistare e la quantità. Allo stesso modo i/il manager accede tramite login e accede a una dashboard di gestione: negozi, clienti, prodotti, fornitori.</text:p>
      <text:h text:style-name="Heading_20_1" text:outline-level="1">Analisi dei requisiti</text:h>
      <text:h text:style-name="Heading_20_2" text:outline-level="2">1. Scopo e contesto</text:h>
      <text:p text:style-name="Text_20_body">Realizzare un’applicazione per la gestione di una <text:span text:style-name="T1">catena di negozi</text:span>, con funzionalità per <text:span text:style-name="T1">clienti</text:span> e <text:span text:style-name="T1">manager</text:span>: i clienti consultano i prodotti, li acquistano e possono applicare sconti su fattura grazie ai punti accumulati nella tesera fedeltà; le tessere sono rilasciate dai negozi ma sono valide per acquisti nel sito e quindi in tutti i negozi; i manager gestiscono anagrafiche e processi (prodotti, prezzi per negozio, negozi, clieti, fornitori, ordini ai fornitori, carte fedeltà). <text:span text:style-name="T2">Per comodità su richiesta progettuale è stato creto un solo manager.</text:span></text:p>
      <text:p text:style-name="Text_20_body"/>
      <text:h text:style-name="Heading_20_2" text:outline-level="2">2. Stakeholder e attori</text:h>
      <text:p text:style-name="Text_20_body">- Cliente (utente finale): i clienti (dati utente e dati personali) sono aggiunti dal mananager. Il clinete quindi accede con credenziali iniziali, la username corrisponde alla email e una password default. Il cliente puo cambiare la password in qualsiasi momento, una volta entrato nel sito con le credenziali visualizza prodotti, effettua acquisti, può applicare uno sconto disponibile a seconda dei punti accumulatiper un massimo di 100euro, e vedere il saldo punti della propria tessera. Solo il manager puo eliminare il cliente.</text:p>
      <text:p text:style-name="Text_20_body"><text:soft-page-break/>- Manager (gestore catena): accede con credenziali (il sistema nasce con le credenziali di amministratore), può cambiare password; crea e gestisce utenze clienti; inserisce e gestisce i prodotti (con prezzi differenziati per negozio), gestisce i negozi <text:span text:style-name="T2">e</text:span> i fornitori; inserisce ordini ai fornitori tramite il magazzino/<text:span text:style-name="T2">listino</text:span> negozio per rifornimenti a uno specifico negozio per uno specifico prodotto. L'ordine viene indirizzato automaticamente al negozio che per quel prodotto garantisce il prezzo migliore.</text:p>
      <text:h text:style-name="Heading_20_3" text:outline-level="3"><text:span text:style-name="T3">2.1 </text:span>Altre Entita</text:h>
      <text:p text:style-name="Text_20_body">- Negozi: ogni punto vendità è una entità autonoma nella catena e viene identificato da un codice, ogni negozio ha un responsabile, orari di apertura (gestiti separatamente) e indirizzo. E' il negozio che rilascia la tessera fedeltà al cliente, sempre a gestione del manager, dalla lista dei propri tesserati, scegliendo tra i clienti che non possiedono ancora una tessera fedelta. Se non esistono clienti senza tessera la funzione viene disabilitata.</text:p>
      <text:p text:style-name="Text_20_body">- Fornitori: sono i punti di rifornimento dei prodotti. Sono identificati da un numero di PIVA (11 caratteri numerici che possono cominciare con 0). Ogni fonrnitore fornisce più prodotti e ogni prodotto può essere venduto da più fornitori. Sono coinvolti negli <text:span text:style-name="T4">ordini</text:span> <text:s/>e alla fine di ogni ordine al fornitore viene aggiornata la quantità a disposizione (diminuita della quantita richiesta), l'ordine riceve una data d'ordine e una presunta data di arrivo dell'ordine (viene generata automaticamente 7gg dalla dat<text:span text:style-name="T2">a</text:span> d'ordine), il negozio vede la lista di ordini in attesa e puo segnarli come arrivati, a quel punto la quantita ordinata aumenta il magazzino del negozio. <text:span text:style-name="T2">I fornitori possono controllare la lista (storica) dei propri ordini con lo stato (emesso, consegnato, annullato).</text:span></text:p>
      <text:p text:style-name="Text_20_body">- Fatture le fatture hanno un numero unico progressivo <text:span text:style-name="T2">(unco per la catena di neozi)</text:span>, il nome del cliente, una data, uno sconto percentuale applicato grazie ai punti del cliente (deve essere esplicitamente chiesto dal cliente) e il totale pagato (lordo meno lo sconto). Il dettaglio delle fatture <text:span text:style-name="T2">(prodotto, negozio, quantità, prezzo) </text:span>vengono salvati separatamente. <text:span text:style-name="T5">Il prezzo lordo pagato lo ricaviamo dall’ordine (quantità*prezzo). La fattura, mantenedo lo sconto pecentuale, aggiorna il prezzo pagato (al netto dello sconto).</text:span></text:p>
      <text:p text:style-name="Text_20_body">-<text:span text:style-name="T6">Ordini sono eseguiti dai negozi ai fornitori per aumentare il proprio magazzino. Un ordine ha una propria id, è associato a un nogozio da nu fornitore per un prodotto, con una certa quantità richiesta. L'ordine tiene traccia della data di effettuazione dell'ordine della presunta data di consegna (per default 7gg) e lo stato dell'ordine. All'inserimento dell'ordine la quantità del prodotto nel magazzino del fontiore diminuisce e l'ordine ha uno stato di "emesso". Il negozio può flaggare l'ordine come "consegnato", a quel punto la quantità aumenta nel suo listino, oppure annullato, e la quantità viene riaccreditata al magazzino del fornitore.</text:span></text:p>
      <text:p text:style-name="Text_20_body"/>
      <text:p text:style-name="Text_20_body"/>
      <text:h text:style-name="Heading_20_2" text:outline-level="2"><text:soft-page-break/>3. <text:span text:style-name="T6">Tabelle</text:span> </text:h>
      <table:table table:name="Table1" table:style-name="Table1">
        <table:table-column table:style-name="Table1.A"/>
        <table:table-row>
          <table:table-cell table:style-name="Table1.A1" office:value-type="string">
            <text:p text:style-name="P3"><text:span text:style-name="T7">CREATE</text:span> <text:span text:style-name="T7">TABLE</text:span> <text:span text:style-name="T8">auth</text:span><text:span text:style-name="T9">.utenti (</text:span></text:p>
            <text:p text:style-name="P4"><text:span text:style-name="T9">id_utente </text:span><text:span text:style-name="T7">serial</text:span> <text:span text:style-name="T7">NOT NULL</text:span><text:span text:style-name="T9">,</text:span></text:p>
            <text:p text:style-name="P5">ruolo <text:span text:style-name="T10">integer NOT NULL</text:span>,</text:p>
            <text:p text:style-name="P4"><text:span text:style-name="T9">email </text:span><text:span text:style-name="T7">text</text:span> <text:span text:style-name="T7">NOT NULL</text:span><text:span text:style-name="T9">,</text:span></text:p>
            <text:p text:style-name="P4"><text:span text:style-name="T9">password</text:span> <text:span text:style-name="T7">text</text:span> <text:span text:style-name="T7">NOT NULL</text:span>,</text:p>
            <text:p text:style-name="P4"><text:span text:style-name="T9">attivo</text:span> <text:span text:style-name="T7">boolean</text:span> <text:span text:style-name="T7">NOT NULL</text:span> <text:span text:style-name="T7">DEFAULT</text:span> <text:span text:style-name="T9">FALSE,</text:span></text:p>
            <text:p text:style-name="P4"><text:span text:style-name="T9">creato</text:span> <text:span text:style-name="T7">timestamp</text:span> <text:span text:style-name="T7">NOT NULL</text:span> <text:span text:style-name="T7">DEFAULT</text:span> <text:span text:style-name="T7">now</text:span><text:span text:style-name="T9">(),</text:span></text:p>
            <text:p text:style-name="P4"><text:span text:style-name="T9">ultimo_accesso</text:span> <text:span text:style-name="T7">timestamp</text:span><text:span text:style-name="T9">,</text:span></text:p>
            <text:p text:style-name="P4"><text:span text:style-name="T7">CONSTRAINT</text:span> <text:span text:style-name="T9">id_utente_pk</text:span> <text:span text:style-name="T7">PRIMARY KEY</text:span> <text:span text:style-name="T9">(id_utente),</text:span></text:p>
            <text:p text:style-name="P4"><text:span text:style-name="T7">CONSTRAINT</text:span> <text:span text:style-name="T9">unique_email</text:span> <text:span text:style-name="T7">UNIQUE</text:span><text:span text:style-name="T9"> (email) </text:span></text:p>
            <text:p text:style-name="P6">);</text:p>
            <text:p text:style-name="P7"/>
            <text:p text:style-name="P4"><text:span text:style-name="T7">CREATE</text:span> <text:span text:style-name="T7">TABLE</text:span> <text:span text:style-name="T8">auth</text:span><text:span text:style-name="T9">.ruolo (</text:span></text:p>
            <text:p text:style-name="P4"><text:span text:style-name="T9">id_ruolo </text:span><text:span text:style-name="T7">serial</text:span> <text:span text:style-name="T7">NOT NULL</text:span><text:span text:style-name="T9">,</text:span></text:p>
            <text:p text:style-name="P4"><text:span text:style-name="T9">nome </text:span><text:span text:style-name="T7">text</text:span> <text:span text:style-name="T7">NOT NULL</text:span><text:span text:style-name="T9">,</text:span></text:p>
            <text:p text:style-name="P4"><text:span text:style-name="T9">descrizione </text:span><text:span text:style-name="T7">text</text:span><text:span text:style-name="T9">,</text:span></text:p>
            <text:p text:style-name="P4"><text:span text:style-name="T7">CONSTRAINT</text:span> <text:span text:style-name="T9">nome_univoco </text:span><text:span text:style-name="T7">UNIQUE</text:span> <text:span text:style-name="T9">(nome),</text:span></text:p>
            <text:p text:style-name="P4"><text:span text:style-name="T7">CONSTRAINT</text:span><text:span text:style-name="T9"> ruolo_pk </text:span><text:span text:style-name="T7">PRIMARY KEY</text:span> <text:span text:style-name="T9">(id_ruolo)</text:span></text:p>
            <text:p text:style-name="P6">);</text:p>
            <text:p text:style-name="P6"/>
            <text:p text:style-name="P4"><text:span text:style-name="T7">CREATE</text:span> <text:span text:style-name="T7">TABLE</text:span> <text:span text:style-name="T8">negozi</text:span><text:span text:style-name="T9">.clienti (</text:span></text:p>
            <text:p text:style-name="P4"><text:span text:style-name="T9">id_cliente </text:span><text:span text:style-name="T7">serial</text:span> <text:span text:style-name="T7">NOT NULL</text:span>,</text:p>
            <text:p text:style-name="P4"><text:span text:style-name="T9">cf </text:span><text:span text:style-name="T7">char</text:span><text:span text:style-name="T9">(16)</text:span> <text:span text:style-name="T7">NOT NULL</text:span>,</text:p>
            <text:p text:style-name="P4"><text:span text:style-name="T9">nome</text:span> <text:span text:style-name="T7">text</text:span> <text:span text:style-name="T7">NOT NULL</text:span>,</text:p>
            <text:p text:style-name="P4"><text:span text:style-name="T9">cognome</text:span> <text:span text:style-name="T7">text</text:span><text:span text:style-name="T9">,</text:span></text:p>
            <text:p text:style-name="P4"><text:span text:style-name="T9">utente</text:span> <text:span text:style-name="T7">integer</text:span> <text:span text:style-name="T7">NOT NULL</text:span><text:span text:style-name="T9">,</text:span></text:p>
            <text:p text:style-name="P4"><text:span text:style-name="T9">telefono</text:span> <text:span text:style-name="T7">text</text:span><text:span text:style-name="T9">,</text:span></text:p>
            <text:p text:style-name="P4"><text:span text:style-name="T9">tessera</text:span> <text:span text:style-name="T7">integer</text:span><text:span text:style-name="T9">,</text:span></text:p>
            <text:p text:style-name="P4"><text:span text:style-name="T7">CONSTRAINT</text:span> <text:span text:style-name="T9">clienti_pk</text:span> <text:span text:style-name="T7">PRIMARY KEY</text:span> <text:span text:style-name="T9">(id_cliente),</text:span></text:p>
            <text:p text:style-name="P4"><text:span text:style-name="T7">CONSTRAINT</text:span> <text:span text:style-name="T9">cf_unique</text:span> <text:span text:style-name="T7">UNIQUE</text:span><text:span text:style-name="T9"> (cf),</text:span></text:p>
            <text:p text:style-name="P4"><text:span text:style-name="T7">CONSTRAINT</text:span> <text:span text:style-name="T9">tessera_unica</text:span> <text:span text:style-name="T7">UNIQUE</text:span><text:span text:style-name="T9"> (tessera)</text:span></text:p>
            <text:p text:style-name="P6">);</text:p>
            <text:p text:style-name="P7"/>
            <text:p text:style-name="P4"><text:span text:style-name="T7">CREATE</text:span> <text:span text:style-name="T7">TABLE</text:span> <text:span text:style-name="T8">negozi</text:span><text:span text:style-name="T9">.negozi (</text:span></text:p>
            <text:p text:style-name="P4"><text:span text:style-name="T9">id_negozio</text:span> <text:span text:style-name="T7">serial</text:span> <text:span text:style-name="T7">NOT NULL</text:span><text:span text:style-name="T9">,</text:span></text:p>
            <text:p text:style-name="P4"><text:span text:style-name="T9">nome_negozio</text:span> <text:span text:style-name="T7">text</text:span> <text:span text:style-name="T7">NOT NULL</text:span><text:span text:style-name="T9">,</text:span></text:p>
            <text:p text:style-name="P4"><text:span text:style-name="T9">responsabile</text:span> <text:span text:style-name="T7">text</text:span> <text:span text:style-name="T7">NOT NULL</text:span><text:span text:style-name="T9">,</text:span></text:p>
            <text:p text:style-name="P4"><text:span text:style-name="T9">indirizzo</text:span> <text:span text:style-name="T7">text</text:span> <text:span text:style-name="T7">NOT NULL</text:span><text:span text:style-name="T9">,</text:span></text:p>
            <text:p text:style-name="P8">attivo <text:span text:style-name="T7">boolean NOT NULL DEFAULT true</text:span>,</text:p>
            <text:p text:style-name="P4"><text:span text:style-name="T7">CONSTRAINT</text:span> <text:span text:style-name="T9">negozio_pk</text:span> <text:span text:style-name="T7">PRIMARY KEY</text:span> <text:span text:style-name="T9">(id_negozio)</text:span></text:p>
            <text:p text:style-name="P6">);</text:p>
            <text:p text:style-name="P7"/>
            <text:p text:style-name="P4"><text:span text:style-name="T7">CREATE</text:span> <text:span text:style-name="T7">TABLE</text:span> <text:span text:style-name="T8">negozi</text:span><text:span text:style-name="T9">.tessere (</text:span></text:p>
            <text:p text:style-name="P4"><text:span text:style-name="T9">id_tessera</text:span> <text:span text:style-name="T7">serial</text:span> <text:span text:style-name="T7">NOT NULL</text:span><text:span text:style-name="T9">,</text:span></text:p>
            <text:p text:style-name="P4"><text:span text:style-name="T9">negozio_emittente</text:span> <text:span text:style-name="T7">integer</text:span> <text:span text:style-name="T7">NOT NULL</text:span><text:span text:style-name="T9">,</text:span></text:p>
            <text:p text:style-name="P4"><text:span text:style-name="T9">data_richiesta </text:span><text:span text:style-name="T7">date</text:span> <text:span text:style-name="T7">NOT NULL</text:span> <text:span text:style-name="T7">DEFAULT</text:span> <text:span text:style-name="T7">now</text:span><text:span text:style-name="T9">(),</text:span></text:p>
            <text:p text:style-name="P4"><text:span text:style-name="T9">saldo_punti</text:span> <text:span text:style-name="T7">integer</text:span> <text:span text:style-name="T7">NOT NULL</text:span> <text:span text:style-name="T7">DEFAULT</text:span><text:span text:style-name="T9"> 0,</text:span></text:p>
            <text:p text:style-name="P4"><text:span text:style-name="T9">archiviata</text:span> <text:span text:style-name="T7">boolean</text:span> <text:span text:style-name="T7">NOT NULL</text:span> <text:span text:style-name="T7">DEFAULT</text:span> <text:span text:style-name="T9">FALSE,</text:span></text:p>
            <text:p text:style-name="P4"><text:soft-page-break/><text:span text:style-name="T7">CONSTRAINT</text:span> <text:span text:style-name="T9">tessere_pk</text:span> <text:span text:style-name="T7">PRIMARY KEY</text:span> <text:span text:style-name="T9">(id_tessera),</text:span></text:p>
            <text:p text:style-name="P4"><text:span text:style-name="T7">CONSTRAINT</text:span> <text:span text:style-name="T9">saldo_punti_neg </text:span><text:span text:style-name="T7">CHECK</text:span> <text:span text:style-name="T9">(saldo_punti &gt;= 0)</text:span></text:p>
            <text:p text:style-name="P6">);</text:p>
            <text:p text:style-name="P7"/>
            <text:p text:style-name="P4"><text:span text:style-name="T7">CREATE</text:span> <text:span text:style-name="T7">TABLE</text:span> <text:span text:style-name="T8">negozi</text:span><text:span text:style-name="T9">.storico_tessere (</text:span></text:p>
            <text:p text:style-name="P4"><text:span text:style-name="T9">id_storico</text:span> <text:span text:style-name="T7">serial</text:span> <text:span text:style-name="T7">NOT NULL</text:span><text:span text:style-name="T9">,</text:span></text:p>
            <text:p text:style-name="P4"><text:span text:style-name="T9">codice_tessera</text:span> <text:span text:style-name="T7">integer</text:span> <text:span text:style-name="T7">NOT NULL</text:span><text:span text:style-name="T9">,</text:span></text:p>
            <text:p text:style-name="P4"><text:span text:style-name="T9">cliente</text:span> <text:span text:style-name="T7">integer</text:span><text:span text:style-name="T9">,</text:span></text:p>
            <text:p text:style-name="P4"><text:span text:style-name="T9">saldo_punti</text:span> <text:span text:style-name="T7">integer</text:span><text:span text:style-name="T9">,</text:span></text:p>
            <text:p text:style-name="P4"><text:span text:style-name="T9">negozio_emittente</text:span> <text:span text:style-name="T7">integer</text:span> <text:span text:style-name="T7">NOT NULL</text:span><text:span text:style-name="T9">,</text:span></text:p>
            <text:p text:style-name="P4"><text:span text:style-name="T9">data_emissione</text:span> <text:span text:style-name="T7">date</text:span> <text:span text:style-name="T7">NOT NULL</text:span><text:span text:style-name="T9">,</text:span></text:p>
            <text:p text:style-name="P4"><text:span text:style-name="T7">CONSTRAINT</text:span> <text:span text:style-name="T9">stroico_tessere_pk</text:span> <text:span text:style-name="T7">PRIMARY KEY</text:span> <text:span text:style-name="T9">(id_storico)</text:span></text:p>
            <text:p text:style-name="P6">);</text:p>
            <text:p text:style-name="P7"><text:span text:style-name="T11"/></text:p>
            <text:p text:style-name="P4"><text:span text:style-name="T7">CREATE</text:span> <text:span text:style-name="T7">TABLE</text:span> <text:span text:style-name="T8">negozi</text:span><text:span text:style-name="T9">.prodotti (</text:span></text:p>
            <text:p text:style-name="P4"><text:span text:style-name="T9">id_prodotto </text:span><text:span text:style-name="T7">serial</text:span> <text:span text:style-name="T7">NOT NULL</text:span><text:span text:style-name="T9">,</text:span></text:p>
            <text:p text:style-name="P4"><text:span text:style-name="T9">nome_prodotto </text:span><text:span text:style-name="T7">text</text:span> <text:span text:style-name="T7">NOT NULL</text:span><text:span text:style-name="T9">,</text:span></text:p>
            <text:p text:style-name="P4"><text:span text:style-name="T9">descrizione</text:span> <text:span text:style-name="T7">text</text:span><text:span text:style-name="T9">,</text:span></text:p>
            <text:p text:style-name="P4"><text:span text:style-name="T9">immagine_url </text:span><text:span text:style-name="T7">text</text:span><text:span text:style-name="T9">,</text:span></text:p>
            <text:p text:style-name="P4"><text:span text:style-name="T7">CONSTRAINT</text:span> <text:span text:style-name="T9">prodotti_pk </text:span><text:span text:style-name="T7">PRIMARY KEY</text:span><text:span text:style-name="T9"> (id_prodotto)</text:span></text:p>
            <text:p text:style-name="P6">);</text:p>
            <text:p text:style-name="P7"/>
            <text:p text:style-name="P4"><text:span text:style-name="T7">CREATE</text:span> <text:span text:style-name="T7">TABLE</text:span> <text:span text:style-name="T8">negozi</text:span><text:span text:style-name="T9">.orari (</text:span></text:p>
            <text:p text:style-name="P4"><text:span text:style-name="T9">negozio</text:span> <text:span text:style-name="T7">integer</text:span> <text:span text:style-name="T7">NOT NULL</text:span>,</text:p>
            <text:p text:style-name="P4"><text:span text:style-name="T9">dow</text:span> <text:span text:style-name="T7">smallint</text:span> <text:span text:style-name="T7">NOT NULL</text:span>,</text:p>
            <text:p text:style-name="P4"><text:span text:style-name="T9">iod</text:span> <text:span text:style-name="T7">smallint</text:span> <text:span text:style-name="T7">NOT NULL</text:span>,</text:p>
            <text:p text:style-name="P4"><text:span text:style-name="T9">apertura</text:span> <text:span text:style-name="T7">time</text:span> <text:span text:style-name="T7">NOT NULL</text:span>,</text:p>
            <text:p text:style-name="P4"><text:span text:style-name="T9">chiusura</text:span> <text:span text:style-name="T7">time</text:span> <text:span text:style-name="T7">NOT NULL</text:span>,</text:p>
            <text:p text:style-name="P4"><text:span text:style-name="T7">CONSTRAINT</text:span> <text:span text:style-name="T9">dow_1_7</text:span> <text:span text:style-name="T7">CHECK</text:span> <text:span text:style-name="T9">(dow</text:span> <text:span text:style-name="T7">BETWEEN</text:span> <text:span text:style-name="T9">1</text:span> <text:span text:style-name="T7">AND</text:span> <text:span text:style-name="T9">7),</text:span></text:p>
            <text:p text:style-name="P4"><text:span text:style-name="T7">CONSTRAINT</text:span><text:span text:style-name="T9"> iod_1_2 </text:span><text:span text:style-name="T7">CHECK</text:span> <text:span text:style-name="T9">(iod </text:span><text:span text:style-name="T7">IN</text:span><text:span text:style-name="T9"> (1,2)),</text:span></text:p>
            <text:p text:style-name="P4"><text:span text:style-name="T7">CONSTRAINT</text:span> <text:span text:style-name="T9">orari_pk</text:span> <text:span text:style-name="T7">PRIMARY KEY</text:span> <text:span text:style-name="T9">(negozio,dow,iod)</text:span></text:p>
            <text:p text:style-name="P6">);</text:p>
            <text:p text:style-name="P7"/>
            <text:p text:style-name="P4"><text:span text:style-name="T7">CREATE</text:span> <text:span text:style-name="T7">TABLE</text:span> <text:span text:style-name="T8">negozi</text:span><text:span text:style-name="T9">.listino_negozio (</text:span></text:p>
            <text:p text:style-name="P4"><text:span text:style-name="T9">negozio</text:span> <text:span text:style-name="T7">integer</text:span> <text:span text:style-name="T7">NOT NULL</text:span><text:span text:style-name="T9">,</text:span></text:p>
            <text:p text:style-name="P4"><text:span text:style-name="T9">prodotto</text:span> <text:span text:style-name="T7">integer</text:span> <text:span text:style-name="T7">NOT NULL</text:span><text:span text:style-name="T9">,</text:span></text:p>
            <text:p text:style-name="P4"><text:span text:style-name="T9">prezzo_listino </text:span><text:span text:style-name="T7">numeric</text:span><text:span text:style-name="T9">(10,2) </text:span><text:span text:style-name="T7">NOT NULL</text:span><text:span text:style-name="T9">,</text:span></text:p>
            <text:p text:style-name="P4"><text:span text:style-name="T9">magazzino</text:span> <text:span text:style-name="T7">integer</text:span> <text:span text:style-name="T7">NOT NULL</text:span> <text:span text:style-name="T7">DEFAULT</text:span> <text:span text:style-name="T9">0,</text:span></text:p>
            <text:p text:style-name="P4"><text:span text:style-name="T7">CONSTRAINT</text:span> <text:span text:style-name="T9">listino_negozio_pk</text:span> <text:span text:style-name="T7">PRIMARY KEY</text:span> <text:span text:style-name="T9">(negozio,prodotto)</text:span></text:p>
            <text:p text:style-name="P6">);</text:p>
            <text:p text:style-name="P7"/>
            <text:p text:style-name="P4"><text:span text:style-name="T7">CREATE</text:span> <text:span text:style-name="T7">TABLE</text:span> <text:span text:style-name="T8">negozi</text:span><text:span text:style-name="T9">.fornitori (</text:span></text:p>
            <text:p text:style-name="P4"><text:span text:style-name="T9">piva</text:span> <text:span text:style-name="T7">char</text:span><text:span text:style-name="T9">(11) </text:span><text:span text:style-name="T7">NOT NULL</text:span><text:span text:style-name="T9">,</text:span></text:p>
            <text:p text:style-name="P4"><text:span text:style-name="T9">nome_fornitore</text:span> <text:span text:style-name="T7">text</text:span> <text:span text:style-name="T7">NOT NULL</text:span><text:span text:style-name="T9">,</text:span></text:p>
            <text:p text:style-name="P4"><text:span text:style-name="T9">indirizzo</text:span> <text:span text:style-name="T7">text</text:span><text:span text:style-name="T9">,</text:span></text:p>
            <text:p text:style-name="P4"><text:span text:style-name="T9">email</text:span> <text:span text:style-name="T7">text</text:span><text:span text:style-name="T9">,</text:span></text:p>
            <text:p text:style-name="P4"><text:span text:style-name="T9">telefono </text:span><text:span text:style-name="T7">text</text:span><text:span text:style-name="T9">,</text:span></text:p>
            <text:p text:style-name="P9">attivo <text:span text:style-name="T7">boolean NOT NULL DEFAULT true</text:span>,</text:p>
            <text:p text:style-name="P4"><text:span text:style-name="T7">CONSTRAINT</text:span> <text:span text:style-name="T9">fornitori_pk</text:span> <text:span text:style-name="T7">PRIMARY KEY</text:span><text:span text:style-name="T9"> (piva)</text:span></text:p>
            <text:p text:style-name="P6">);</text:p>
            <text:p text:style-name="P7"><text:soft-page-break/></text:p>
            <text:p text:style-name="P4"><text:span text:style-name="T7">CREATE</text:span> <text:span text:style-name="T7">TABLE</text:span> <text:span text:style-name="T8">negozi</text:span><text:span text:style-name="T9">.magazzino_fornitore (</text:span></text:p>
            <text:p text:style-name="P4"><text:span text:style-name="T9">piva_fornitore</text:span> <text:span text:style-name="T7">char</text:span><text:span text:style-name="T9">(11),</text:span></text:p>
            <text:p text:style-name="P4"><text:span text:style-name="T9">prodotto</text:span> <text:span text:style-name="T7">integer</text:span> <text:span text:style-name="T7">NOT NULL</text:span><text:span text:style-name="T9">,</text:span></text:p>
            <text:p text:style-name="P4"><text:span text:style-name="T9">quantita</text:span> <text:span text:style-name="T7">integer</text:span><text:span text:style-name="T9">,</text:span></text:p>
            <text:p text:style-name="P4"><text:span text:style-name="T9">prezzo</text:span> <text:span text:style-name="T7">numeric</text:span><text:span text:style-name="T9">(10,2),</text:span></text:p>
            <text:p text:style-name="P4"><text:span text:style-name="T7">CONSTRAINT</text:span> <text:span text:style-name="T9">quantita</text:span> <text:span text:style-name="T7">CHECK</text:span> <text:span text:style-name="T9">(quantita&gt;=0),</text:span></text:p>
            <text:p text:style-name="P4"><text:span text:style-name="T7">CONSTRAINT</text:span> <text:span text:style-name="T9">prezzo </text:span><text:span text:style-name="T7">CHECK</text:span><text:span text:style-name="T9"> (prezzo&gt;=0),</text:span></text:p>
            <text:p text:style-name="P4"><text:span text:style-name="T7">CONSTRAINT</text:span> <text:span text:style-name="T9">fornitore_prodotto </text:span><text:span text:style-name="T7">UNIQUE</text:span> <text:span text:style-name="T9">(piva_fornitore,prodotto)</text:span></text:p>
            <text:p text:style-name="P6">);</text:p>
            <text:p text:style-name="P7"/>
            <text:p text:style-name="P4"><text:span text:style-name="T7">CREATE</text:span> <text:span text:style-name="T7">TABLE</text:span> <text:span text:style-name="T8">negozi</text:span><text:span text:style-name="T9">.ordini_fornitori (</text:span></text:p>
            <text:p text:style-name="P4"><text:span text:style-name="T9">id_ordine</text:span> <text:span text:style-name="T7">serial</text:span> <text:span text:style-name="T7">NOT NULL</text:span><text:span text:style-name="T9">,</text:span></text:p>
            <text:p text:style-name="P4"><text:span text:style-name="T9">fornitore</text:span> <text:span text:style-name="T7">char</text:span><text:span text:style-name="T9">(11) </text:span><text:span text:style-name="T7">NOT NULL</text:span><text:span text:style-name="T9">,</text:span></text:p>
            <text:p text:style-name="P4"><text:span text:style-name="T9">negozio</text:span> <text:span text:style-name="T7">integer</text:span><text:span text:style-name="T9">,</text:span></text:p>
            <text:p text:style-name="P4"><text:span text:style-name="T9">prodotto</text:span> <text:span text:style-name="T7">integer</text:span><text:span text:style-name="T9">,</text:span></text:p>
            <text:p text:style-name="P4"><text:span text:style-name="T9">quantita</text:span> <text:span text:style-name="T7">integer</text:span> <text:span text:style-name="T7">NOT NULL</text:span><text:span text:style-name="T9">,</text:span></text:p>
            <text:p text:style-name="P4"><text:span text:style-name="T9">data_ordine </text:span><text:span text:style-name="T7">timestamp</text:span> <text:span text:style-name="T7">NOT NULL</text:span> <text:span text:style-name="T7">DEFAULT</text:span> <text:span text:style-name="T7">now</text:span><text:span text:style-name="T9">(),</text:span></text:p>
            <text:p text:style-name="P4"><text:span text:style-name="T9">data_consegna</text:span> <text:span text:style-name="T7">date</text:span> <text:span text:style-name="T7">NOT NULL</text:span><text:span text:style-name="T9">,</text:span></text:p>
            <text:p text:style-name="P4"><text:span text:style-name="T9">stato_ordine </text:span><text:span text:style-name="T7">text</text:span> <text:span text:style-name="T7">NOT NULL</text:span><text:span text:style-name="T9">,</text:span></text:p>
            <text:p text:style-name="P4"><text:span text:style-name="T7">CONSTRAINT</text:span> <text:span text:style-name="T9">ordini_fornitori_pk</text:span> <text:span text:style-name="T7">PRIMARY KEY</text:span><text:span text:style-name="T9"> (id_ordine),</text:span></text:p>
            <text:p text:style-name="P4"><text:span text:style-name="T7">CONSTRAINT</text:span> <text:span text:style-name="T9">check_stato </text:span><text:span text:style-name="T7">CHECK</text:span> <text:span text:style-name="T9">(stato_ordine</text:span> <text:span text:style-name="T7">IN</text:span><text:span text:style-name="T9"> (</text:span><text:span text:style-name="T12">'emesso'</text:span><text:span text:style-name="T9">,</text:span><text:span text:style-name="T12">'consegnato'</text:span><text:span text:style-name="T9">,</text:span><text:span text:style-name="T12">'annullato'</text:span><text:span text:style-name="T9">))</text:span></text:p>
            <text:p text:style-name="P6">);</text:p>
            <text:p text:style-name="P7"/>
            <text:p text:style-name="P4"><text:span text:style-name="T7">CREATE</text:span> <text:span text:style-name="T7">TABLE</text:span> <text:span text:style-name="T8">negozi</text:span><text:span text:style-name="T9">.fatture (</text:span></text:p>
            <text:p text:style-name="P4"><text:span text:style-name="T9">id_fattura</text:span> <text:span text:style-name="T7">serial</text:span> <text:span text:style-name="T7">NOT NULL</text:span><text:span text:style-name="T9">,</text:span></text:p>
            <text:p text:style-name="P4"><text:span text:style-name="T9">cliente</text:span> <text:span text:style-name="T7">integer</text:span> <text:span text:style-name="T7">NOT NULL</text:span><text:span text:style-name="T9">,</text:span></text:p>
            <text:p text:style-name="P4"><text:span text:style-name="T9">data_fattura </text:span><text:span text:style-name="T7">date</text:span> <text:span text:style-name="T7">NOT NULL</text:span> <text:span text:style-name="T7">DEFAULT</text:span> <text:span text:style-name="T7">now</text:span><text:span text:style-name="T9">(),</text:span></text:p>
            <text:p text:style-name="P4"><text:span text:style-name="T9">sconto_percentuale </text:span><text:span text:style-name="T7">numeric</text:span><text:span text:style-name="T9">(3) </text:span><text:span text:style-name="T7">NOT NULL</text:span> <text:span text:style-name="T7">DEFAULT</text:span><text:span text:style-name="T9"> 0,</text:span></text:p>
            <text:p text:style-name="P4"><text:span text:style-name="T9">totale_pagato</text:span> <text:span text:style-name="T7">numeric</text:span><text:span text:style-name="T9">(10,2)</text:span> <text:span text:style-name="T7">NOT NULL</text:span> <text:span text:style-name="T7">DEFAULT</text:span><text:span text:style-name="T9"> 0,</text:span></text:p>
            <text:p text:style-name="P4"><text:span text:style-name="T7">CONSTRAINT</text:span> <text:span text:style-name="T9">fatture_pk</text:span> <text:span text:style-name="T7">PRIMARY KEY</text:span> <text:span text:style-name="T9">(id_fattura),</text:span></text:p>
            <text:p text:style-name="P4"><text:span text:style-name="T7">CONSTRAINT</text:span> <text:span text:style-name="T9">totale_check</text:span> <text:span text:style-name="T7">CHECK</text:span><text:span text:style-name="T9"> (totale_pagato &gt;= 0)</text:span></text:p>
            <text:p text:style-name="P6">);</text:p>
            <text:p text:style-name="P7"/>
            <text:p text:style-name="P4"><text:span text:style-name="T7">CREATE</text:span> <text:span text:style-name="T7">TABLE</text:span> <text:span text:style-name="T8">negozi</text:span><text:span text:style-name="T9">.dettagli_fattura</text:span> <text:span text:style-name="T9">(</text:span></text:p>
            <text:p text:style-name="P4"><text:span text:style-name="T9">fattura</text:span> <text:span text:style-name="T7">integer</text:span> <text:span text:style-name="T7">NOT NULL</text:span><text:span text:style-name="T9">,</text:span></text:p>
            <text:p text:style-name="P4"><text:span text:style-name="T9">prodotto</text:span> <text:span text:style-name="T7">integer</text:span> <text:span text:style-name="T7">NOT NULL</text:span><text:span text:style-name="T9">,</text:span></text:p>
            <text:p text:style-name="P4"><text:span text:style-name="T9">quantita</text:span> <text:span text:style-name="T7">integer</text:span> <text:span text:style-name="T7">NOT NULL</text:span><text:span text:style-name="T9">,</text:span></text:p>
            <text:p text:style-name="P4"><text:span text:style-name="T9">prezzo_unita </text:span><text:span text:style-name="T7">numeric</text:span><text:span text:style-name="T9">(10,2) </text:span><text:span text:style-name="T7">NOT NULL</text:span><text:span text:style-name="T9">,</text:span></text:p>
            <text:p text:style-name="P4"><text:span text:style-name="T7">CONSTRAINT</text:span><text:span text:style-name="T9"> dettagli_fattura_pk</text:span> <text:span text:style-name="T7">PRIMARY KEY</text:span> <text:span text:style-name="T9">(fattura,prodotto)</text:span></text:p>
            <text:p text:style-name="P6">);</text:p>
            <text:p text:style-name="P7"/>
            <text:p text:style-name="P4"><text:span text:style-name="T7">CREATE</text:span> <text:span text:style-name="T7">TABLE</text:span> <text:span text:style-name="T8">negozi</text:span><text:span text:style-name="T9">.livelli_sconto (</text:span></text:p>
            <text:p text:style-name="P4"><text:span text:style-name="T9">sconto_percentuale</text:span> <text:span text:style-name="T7">smallint</text:span> <text:span text:style-name="T7">NOT NULL</text:span><text:span text:style-name="T9">,</text:span></text:p>
            <text:p text:style-name="P10"><text:span text:style-name="T13">punti_richiesti</text:span><text:span text:style-name="T14"> </text:span><text:span text:style-name="T15">integer</text:span><text:span text:style-name="T14"> </text:span><text:span text:style-name="T15">NOT NULL</text:span></text:p>
            <text:p text:style-name="P6">);</text:p>
            <text:p text:style-name="P4"><text:span text:style-name="T7">INSERT INTO</text:span> <text:span text:style-name="T9">negozi.livelli_sconto (sconto_percentuale, punti_richiesti) </text:span><text:span text:style-name="T7">VALUES</text:span> <text:span text:style-name="T9">(E'</text:span><text:span text:style-name="T12">5'</text:span><text:span text:style-name="T9">, E</text:span><text:span text:style-name="T12">'100'</text:span><text:span text:style-name="T9">);</text:span></text:p>
            <text:p text:style-name="P4"><text:span text:style-name="T7">INSERT INTO</text:span> <text:span text:style-name="T9">negozi.livelli_sconto (sconto_percentuale, </text:span><text:soft-page-break/><text:span text:style-name="T9">punti_richiesti)</text:span> <text:span text:style-name="T7">VALUES</text:span> (E<text:span text:style-name="T12">'15'</text:span>, E<text:span text:style-name="T12">'200'</text:span>);</text:p>
            <text:p text:style-name="P11"><text:span text:style-name="T16">INSERT INTO</text:span><text:span text:style-name="T17"> negozi.livelli_sconto (sconto_percentuale,</text:span><text:span text:style-name="T18"> </text:span><text:span text:style-name="T17">punti_richiesti)</text:span><text:span text:style-name="T18"> </text:span><text:span text:style-name="T16">VALUES</text:span><text:span text:style-name="T18"> </text:span><text:span text:style-name="T17">(E</text:span><text:span text:style-name="T19">'30'</text:span><text:span text:style-name="T17">, E</text:span><text:span text:style-name="T19">'300'</text:span><text:span text:style-name="T17">);</text:span></text:p>
          </table:table-cell>
        </table:table-row>
      </table:table>
      <text:p text:style-name="Text_20_body"/>
      <text:p text:style-name="Text_20_body"/>
      <text:h text:style-name="Heading_20_2" text:outline-level="2">4. Viste</text:h>
      <table:table table:name="Table2" table:style-name="Table2">
        <table:table-column table:style-name="Table2.A"/>
        <table:table-row table:style-name="Table2.1">
          <table:table-cell table:style-name="Table2.A1" office:value-type="string">
            <text:p text:style-name="P12"><text:span text:style-name="T7">CREATE</text:span> <text:span text:style-name="T7">VIEW</text:span> negozi.v_saldi_punti_300</text:p>
            <text:p text:style-name="P12"><text:span text:style-name="T7">AS</text:span> </text:p>
            <text:p text:style-name="P13"><text:span text:style-name="T7">SELECT</text:span> c.nome, c.cognome, n.nome_negozio, t.saldo_punti, <text:s text:c="3"/></text:p>
            <text:p text:style-name="P13"><text:s text:c="7"/>t.data_richiesta</text:p>
            <text:p text:style-name="P12"><text:span text:style-name="T7"><text:s text:c="4"/>FROM</text:span> clienti c</text:p>
            <text:p text:style-name="P12"><text:span text:style-name="T7"><text:s text:c="4"/>LEFT</text:span> <text:span text:style-name="T7">JOIN</text:span> tessere t <text:span text:style-name="T7">ON</text:span> c.tessera = t.id_tessera</text:p>
            <text:p text:style-name="P12"><text:span text:style-name="T7"><text:s text:c="4"/>LEFT</text:span> <text:span text:style-name="T7">JOIN</text:span> negozi n <text:span text:style-name="T7">ON</text:span> n.id_negozio = t.negozio_emittente</text:p>
            <text:p text:style-name="P12"><text:span text:style-name="T7"><text:s text:c="8"/>WHERE</text:span> saldo_punti &gt; <text:span text:style-name="T8">300</text:span>;</text:p>
          </table:table-cell>
        </table:table-row>
      </table:table>
      <text:p text:style-name="Text_20_body"/>
      <text:p text:style-name="P14">Questo è il tipico caso in cui bisogna valutare il trade-off tra agiornamenti e query. La scelta di una view normale rispetto a una materializzata è legata al fatto che valuto che i refresh della view materializzata possano essere maggiori (all'aggiornamento dei punti o al superamento dei 300 punti su una tessera tramite un trigger) rispetto alla complessità della view normale (2 join fra tre tabelle clienti, tessere, negozi), introducendo overhead e inconsistenza temporanea, senza benefici significativi in termini di prestazione.</text:p>
      <text:p text:style-name="P15"/>
      <table:table table:name="Table12" table:style-name="Table12">
        <table:table-column table:style-name="Table12.A"/>
        <table:table-row table:style-name="Table12.1">
          <table:table-cell table:style-name="Table12.A1" office:value-type="string">
            <text:p text:style-name="P13"><text:span text:style-name="T7">CREATE VIEW </text:span>negozi.v_archivio_tessere</text:p>
            <text:p text:style-name="P16">AS </text:p>
            <text:p text:style-name="P12"><text:span text:style-name="T7">SELECT</text:span> c.nome, c.cognome, st.codice_tessera, n.nome_negozio,</text:p>
            <text:p text:style-name="P12"><text:s text:c="7"/>st.saldo_punti</text:p>
            <text:p text:style-name="P12"><text:span text:style-name="T7"><text:s text:c="4"/>FROM</text:span> negozi.storico_tessere st</text:p>
            <text:p text:style-name="P12"><text:span text:style-name="T7"><text:s text:c="4"/>JOIN</text:span> negozi.clienti c <text:span text:style-name="T7">ON</text:span> st.cliente = c.id_cliente</text:p>
            <text:p text:style-name="P12"><text:span text:style-name="T7"><text:s text:c="4"/>JOIN</text:span> negozi.negozi n <text:span text:style-name="T7">ON</text:span> st.negozio_emittente = n.id_negozio;</text:p>
          </table:table-cell>
        </table:table-row>
      </table:table>
      <text:p text:style-name="P17"/>
      <text:p text:style-name="P18">Questo è il tipico caso in cui bisogna valutare il trade-off tra agiornamenti e query. La scelta di una view normale rispetto a una materializzata è legata al fatto che valuto che i refresh della view materializzata possano essere maggiori (all'aggiornamento dei punti o al superamento dei 300 punti su una tessera tramite un trigger) rispetto alla complessità della view normale (2 join fra tre tabelle clienti, tessere, negozi), introducendo overhead e inconsistenza temporanea, senza benefici significativi in termini di prestazione.</text:p>
      <text:p text:style-name="P18"/>
      <text:h text:style-name="Heading_20_2" text:outline-level="2"><text:soft-page-break/>5. Logica interna al DB (strutture attive)</text:h>
      <text:p text:style-name="Text_20_body"/>
      <text:h text:style-name="Heading_20_3" text:outline-level="3">5.1 Vincoli di Integrità Strutturali e Semantici</text:h>
      <text:p text:style-name="Text_20_body">Lo schema relazionale progettato include un insieme articolato di <text:span text:style-name="Strong_20_Emphasis">vincoli di integrità strutturali e semantici</text:span>, finalizzati a garantire la correttezza dei dati e il rispetto dei requisiti del dominio applicativo descritti nelle specifiche del progetto. <text:span text:style-name="T20">Non includiamo la scelta delle chiavi primarie e dei vincoli NULL.</text:span></text:p>
      <text:p text:style-name="Text_20_body">La tabella <text:span text:style-name="Source_20_Text">auth.utenti</text:span> è vincolata da:</text:p>
      <text:list text:style-name="L1">
        <text:list-item>
          <text:p text:style-name="P19"><text:span text:style-name="Strong_20_Emphasis">vincolo di unicità sull’email</text:span> (<text:span text:style-name="Source_20_Text">unique_email</text:span>), che garantisce che ogni credenziale di login sia associata ad un solo utente;</text:p>
        </text:list-item>
      </text:list>
      <text:p text:style-name="Text_20_body"><text:span text:style-name="T9">La tabella di associazione </text:span><text:span text:style-name="Source_20_Text"><text:span text:style-name="T9">auth.utente_ruolo</text:span></text:span><text:span text:style-name="T9"> utilizza:</text:span></text:p>
      <text:list text:style-name="L2">
        <text:list-item>
          <text:p text:style-name="P20"><text:span text:style-name="Strong_20_Emphasis"><text:span text:style-name="T9">chiave primaria composta</text:span></text:span><text:span text:style-name="T9"> (</text:span><text:span text:style-name="Source_20_Text"><text:span text:style-name="T9">id_utente</text:span></text:span><text:span text:style-name="T9">, </text:span><text:span text:style-name="Source_20_Text"><text:span text:style-name="T9">id_ruolo</text:span></text:span><text:span text:style-name="T9">), che impedisce l’assegnazione duplicata dello stesso ruolo allo stesso utente e modella correttamente la relazione molti-a-molti tra utenti e ruoli. </text:span><text:span text:style-name="T21">La scelta, </text:span><text:span text:style-name="T22">anche se</text:span><text:span text:style-name="T21"> non necessaria da specifiche, è dettata dall'idea di poter creare ruoli diversi (gestine fornitore e negozi) per un singolo utente. </text:span></text:p>
        </text:list-item>
      </text:list>
      <text:p text:style-name="Text_20_body">La tabella <text:span text:style-name="Source_20_Text">negozi.clienti</text:span> include:</text:p>
      <text:list text:style-name="L3">
        <text:list-item>
          <text:p text:style-name="P21"><text:span text:style-name="Strong_20_Emphasis">vincolo di unicità sul codice fiscale (</text:span><text:span text:style-name="Strong_20_Emphasis"><text:span text:style-name="Source_20_Text">cf</text:span></text:span><text:span text:style-name="Strong_20_Emphasis">)</text:span>, in accordo con il requisito che ogni cliente sia identificato univocamente;</text:p>
        </text:list-item>
        <text:list-item>
          <text:p text:style-name="P21"><text:span text:style-name="Strong_20_Emphasis">vincolo di unicità sul campo </text:span><text:span text:style-name="Strong_20_Emphasis"><text:span text:style-name="Source_20_Text">tessera</text:span></text:span>, che garantisce il requisito “ogni cliente può possedere al più una tessera fedeltà”.</text:p>
        </text:list-item>
      </text:list>
      <text:p text:style-name="Text_20_body">La tabella <text:span text:style-name="Source_20_Text">negozi.tessere</text:span> è vincolata da:</text:p>
      <text:list text:style-name="L4">
        <text:list-item>
          <text:p text:style-name="P22"><text:span text:style-name="Strong_20_Emphasis">vincolo di CHECK su </text:span><text:span text:style-name="Strong_20_Emphasis"><text:span text:style-name="Source_20_Text">saldo_punti &gt;= 0</text:span></text:span>, che impedisce la presenza di saldi punti negativi;</text:p>
        </text:list-item>
      </text:list>
      <text:p text:style-name="Text_20_body">La tabella <text:span text:style-name="Source_20_Text">negozi.orari</text:span> è vincolata da:</text:p>
      <text:list text:style-name="L5">
        <text:list-item>
          <text:p text:style-name="P23"><text:span text:style-name="Strong_20_Emphasis">vincoli di CHECK</text:span>:</text:p>
          <text:list>
            <text:list-item>
              <text:p text:style-name="P23"><text:span text:style-name="Source_20_Text">dow BETWEEN 1 AND 7</text:span> per rappresentare correttamente i giorni della settimana;</text:p>
            </text:list-item>
            <text:list-item>
              <text:p text:style-name="P23"><text:span text:style-name="Source_20_Text">iod IN (1,2)</text:span> per distinguere eventuali fasce orarie multiple <text:span text:style-name="T20">(AM, PM)</text:span>.</text:p>
            </text:list-item>
          </text:list>
        </text:list-item>
      </text:list>
      <text:p text:style-name="Text_20_body">La tabella <text:span text:style-name="Source_20_Text">negozi.listino_negozio</text:span> è caratterizzata da:</text:p>
      <text:list text:style-name="L6">
        <text:list-item>
          <text:p text:style-name="P24"><text:span text:style-name="Strong_20_Emphasis">valore di default e vincolo implicito sul magazzino</text:span>, che garantisce una gestione coerente delle disponibilità locali.</text:p>
        </text:list-item>
      </text:list>
      <text:p text:style-name="Text_20_body">La tabella <text:span text:style-name="Source_20_Text">negozi.magazzino_fornitore</text:span> include:</text:p>
      <text:list text:style-name="L7">
        <text:list-item>
          <text:p text:style-name="P25"><text:span text:style-name="Strong_20_Emphasis">vincolo di unicità (</text:span><text:span text:style-name="Strong_20_Emphasis"><text:span text:style-name="Source_20_Text">piva_fornitore</text:span></text:span><text:span text:style-name="Strong_20_Emphasis">, </text:span><text:span text:style-name="Strong_20_Emphasis"><text:span text:style-name="Source_20_Text">prodotto</text:span></text:span><text:span text:style-name="Strong_20_Emphasis">)</text:span>, che impedisce duplicazioni dello stesso prodotto per lo stesso fornitore;</text:p>
        </text:list-item>
        <text:list-item>
          <text:p text:style-name="P25"><text:soft-page-break/><text:span text:style-name="Strong_20_Emphasis">vincoli di CHECK</text:span> su <text:span text:style-name="Source_20_Text">quantita &gt;= 0</text:span> e <text:span text:style-name="Source_20_Text">prezzo &gt;= 0</text:span>, assicurando la coerenza delle informazioni di disponibilità e costo.</text:p>
        </text:list-item>
      </text:list>
      <text:p text:style-name="Text_20_body">La tabella <text:span text:style-name="Source_20_Text">negozi.ordini_fornitori</text:span> presenta:</text:p>
      <text:list text:style-name="L8">
        <text:list-item>
          <text:p text:style-name="P26"><text:span text:style-name="Strong_20_Emphasis">vincolo di CHECK sullo stato dell’ordine</text:span>, che limita i valori ammessi a <text:span text:style-name="Source_20_Text">'emesso'</text:span>, <text:span text:style-name="Source_20_Text">'consegnato'</text:span>, <text:span text:style-name="Source_20_Text">'annullato'</text:span>, garantendo la correttezza semantica del ciclo di vita dell’ordine.</text:p>
        </text:list-item>
      </text:list>
      <text:p text:style-name="Text_20_body">La tabella <text:span text:style-name="Source_20_Text">negozi.fatture</text:span> include:</text:p>
      <text:list text:style-name="L9">
        <text:list-item>
          <text:p text:style-name="P27"><text:span text:style-name="Strong_20_Emphasis">vincolo di CHECK su </text:span><text:span text:style-name="Strong_20_Emphasis"><text:span text:style-name="Source_20_Text">totale_pagato &gt;= 0</text:span></text:span>, che impedisce valori economicamente non validi;</text:p>
        </text:list-item>
        <text:list-item>
          <text:p text:style-name="P27"><text:span text:style-name="Strong_20_Emphasis">campo </text:span><text:span text:style-name="Strong_20_Emphasis"><text:span text:style-name="Source_20_Text">sconto_percentuale</text:span></text:span><text:span text:style-name="Strong_20_Emphasis"> con valore di default</text:span>, in accordo con la gestione degli sconti basata sui punti fedeltà. <text:span text:style-name="T23">Non viene effettuato nessun check con la tabella livelli_sconto per non precludere possibilità di cambiare, aggiunere, togliere livelli di sconto. In alternativa potevamo elaborare la logica deli sconti conin fatture ho sconto_percentu altri attributi (attivo, data_fine_promozione ecc...) collegare la tabella fattura su una chiave id_sconto. </text:span></text:p>
        </text:list-item>
      </text:list>
      <text:p text:style-name="Text_20_body">La tabella <text:span text:style-name="Source_20_Text">negozi.livelli_sconto</text:span> definisce una <text:span text:style-name="Strong_20_Emphasis">corrispondenza fissa tra sconto percentuale e punti richiesti</text:span>, permettendo di implementare in modo strutturato il requisito di:</text:p>
      <text:list text:style-name="L10">
        <text:list-item>
          <text:p text:style-name="P28">sblocco sconti a soglie predefinite (100, 200, 300 punti),</text:p>
        </text:list-item>
        <text:list-item>
          <text:p text:style-name="P28">utilizzo controllato dei punti tramite funzioni e trigger.</text:p>
        </text:list-item>
      </text:list>
      <text:p text:style-name="Text_20_body"/>
      <text:h text:style-name="Heading_20_3" text:outline-level="3">5.2 Triggers</text:h>
      <text:p text:style-name="P29">Nella creazione dei trigger ho valutato i due approcci tipici:</text:p>
      <text:p text:style-name="P29">- creazione di un trigger evento in una tabella che chiama una funziona wrapper con retun type TRIGGER che chiama una funzione con retutn type VOID;</text:p>
      <text:p text:style-name="P29">- crezione di un trigger evento in una tabella che chiama la funzione con return type TRIGGER ma che esegue la funzione direttamente.</text:p>
      <text:p text:style-name="P29">Essendo per la maggiorparte funzioni molto semplici e mai chiamate direttamente da codice PHP si poteva scegliere il secondo approccio. Per chiarezza ho creato funzioni del primo tipo tranne nel caso della tabella fatture.</text:p>
      <text:p text:style-name="P29"/>
      <table:table table:name="Table3" table:style-name="Table3">
        <table:table-column table:style-name="Table3.A"/>
        <table:table-row>
          <table:table-cell table:style-name="Table3.A1" office:value-type="string">
            <text:p text:style-name="P12"><text:span text:style-name="T7">CREATE</text:span> <text:span text:style-name="T7">TRIGGER</text:span> trg_aggiorna_punti</text:p>
            <text:p text:style-name="P12"><text:span text:style-name="T7"><text:s text:c="2"/>AFTER</text:span> <text:span text:style-name="T7">UPDATE</text:span> <text:span text:style-name="T7">OF</text:span> totale_pagato</text:p>
            <text:p text:style-name="P12"><text:span text:style-name="T7"><text:s text:c="2"/>ON</text:span> negozi.fatture</text:p>
            <text:p text:style-name="P12"><text:span text:style-name="T7"><text:s text:c="2"/>FOR</text:span> <text:span text:style-name="T7">EACH</text:span> <text:span text:style-name="T7">ROW</text:span></text:p>
            <text:p text:style-name="P12"><text:span text:style-name="T7">EXECUTE</text:span> <text:span text:style-name="T7">PROCEDURE</text:span> negozi.trg_aggiorna_punti_tessera();</text:p>
            <text:p text:style-name="P12"/>
            <text:p text:style-name="P12"><text:soft-page-break/><text:span text:style-name="T7">CREATE</text:span> <text:span text:style-name="T7">FUNCTION</text:span> negozi.trg_aggiorna_punti_tessera ()</text:p>
            <text:p text:style-name="P12"><text:span text:style-name="T7">RETURNS</text:span> trigger</text:p>
            <text:p text:style-name="P12"><text:span text:style-name="T7">LANGUAGE</text:span> plpgsql</text:p>
            <text:p text:style-name="P12"><text:span text:style-name="T7">VOLATILE</text:span> </text:p>
            <text:p text:style-name="P16">CALLED ON NULL INPUT</text:p>
            <text:p text:style-name="P16">SECURITY INVOKER</text:p>
            <text:p text:style-name="P16">PARALLEL UNSAFE</text:p>
            <text:p text:style-name="P16">COST 1</text:p>
            <text:p text:style-name="P16">AS $$</text:p>
            <text:p text:style-name="P16">DECLARE</text:p>
            <text:p text:style-name="P12"><text:s text:c="2"/>v_punti <text:span text:style-name="T8">INT</text:span>;</text:p>
            <text:p text:style-name="P12"><text:s text:c="2"/>v_tessera <text:span text:style-name="T8">INT</text:span>;</text:p>
            <text:p text:style-name="P16">BEGIN</text:p>
            <text:p text:style-name="P16"/>
            <text:p text:style-name="P12"><text:span text:style-name="T7">SELECT</text:span> tessera <text:span text:style-name="T7">INTO</text:span> v_tessera </text:p>
            <text:p text:style-name="P12"><text:span text:style-name="T7"><text:s text:c="2"/>FROM</text:span> negozi.clienti </text:p>
            <text:p text:style-name="P12"><text:span text:style-name="T7"><text:s text:c="3"/>WHERE</text:span> id_cliente = <text:span text:style-name="T8">NEW</text:span>.cliente;</text:p>
            <text:p text:style-name="P12"><text:span text:style-name="T7">IF</text:span> v_tessera <text:span text:style-name="T7">IS NULL THEN</text:span></text:p>
            <text:p text:style-name="P16"><text:s text:c="2"/>RETURN NEW;</text:p>
            <text:p text:style-name="P16">END IF;</text:p>
            <text:p text:style-name="P12">v_punti := floor(<text:span text:style-name="T8">NEW</text:span>.totale_pagato)::<text:span text:style-name="T8">INT</text:span>; </text:p>
            <text:p text:style-name="P12"><text:span text:style-name="T7">UPDATE</text:span> negozi.tessere </text:p>
            <text:p text:style-name="P12"><text:span text:style-name="T7"><text:s/>SET</text:span> saldo_punti = saldo_punti + v_punti </text:p>
            <text:p text:style-name="P12"><text:span text:style-name="T7"><text:s text:c="2"/>WHERE</text:span> id_tessera = v_tessera;</text:p>
            <text:p text:style-name="P30"><text:s text:c="2"/></text:p>
            <text:p text:style-name="P30"><text:s text:c="2"/>RETURN NEW;</text:p>
            <text:p text:style-name="P16">END;</text:p>
            <text:p text:style-name="P16">$$;</text:p>
          </table:table-cell>
        </table:table-row>
      </table:table>
      <text:p text:style-name="P31"/>
      <text:p text:style-name="P31"/>
      <text:p text:style-name="P31"/>
      <text:p text:style-name="P32">aggiorna_punti()</text:p>
      <text:p text:style-name="P33">quando viene aggiornato <text:span text:style-name="T4">totale_pagato</text:span> in un record della tabella <text:span text:style-name="T4">fatture</text:span> la funzione ricalcola i punti e aggiorna il totale della tessera del cliente associato alla fattura.</text:p>
      <text:p text:style-name="P34">Contesto:</text:p>
      <text:p text:style-name="P35">Trigger AFTER UPDATE di totale_pagato nella tabella fatture</text:p>
      <table:table table:name="Table4" table:style-name="Table4">
        <table:table-column table:style-name="Table4.A"/>
        <table:table-row>
          <table:table-cell table:style-name="Table4.A1" office:value-type="string">
            <table:table table:name="Table5" table:style-name="Table5">
              <table:table-column table:style-name="Table5.A"/>
              <table:table-row>
                <table:table-cell table:style-name="Table5.A1" office:value-type="string">
                  <text:p text:style-name="P12"><text:span text:style-name="T24">C</text:span><text:span text:style-name="T7">REATE</text:span> <text:span text:style-name="T7">TRIGGER</text:span> trg_archivia_tessere_negozio</text:p>
                  <text:p text:style-name="P12"><text:span text:style-name="T7">BEFORE</text:span> <text:span text:style-name="T7">DELETE</text:span> </text:p>
                  <text:p text:style-name="P12"><text:span text:style-name="T7">ON</text:span> negozi.negozi</text:p>
                  <text:p text:style-name="P12"><text:span text:style-name="T7">FOR</text:span> <text:span text:style-name="T7">EACH</text:span> <text:span text:style-name="T7">ROW</text:span></text:p>
                  <text:p text:style-name="P12"><text:span text:style-name="T7">EXECUTE</text:span> <text:span text:style-name="T7">PROCEDURE</text:span> negozi.trg_archivia_tessere_negozio();</text:p>
                  <text:p text:style-name="P36"/>
                  <text:p text:style-name="P12"><text:soft-page-break/><text:span text:style-name="T7">CREATE</text:span> <text:span text:style-name="T7">FUNCTION</text:span> negozi.trg_archivia_tessere_negozio ()</text:p>
                  <text:p text:style-name="P12"><text:span text:style-name="T7">RETURNS</text:span> trigger</text:p>
                  <text:p text:style-name="P12"><text:span text:style-name="T7">LANGUAGE</text:span> plpgsql</text:p>
                  <text:p text:style-name="P12"><text:span text:style-name="T7">VOLATILE</text:span> </text:p>
                  <text:p text:style-name="P16">CALLED ON NULL INPUT</text:p>
                  <text:p text:style-name="P16">SECURITY INVOKER</text:p>
                  <text:p text:style-name="P16">PARALLEL UNSAFE</text:p>
                  <text:p text:style-name="P16">COST 1</text:p>
                  <text:p text:style-name="P16">AS $$</text:p>
                  <text:p text:style-name="P16">BEGIN</text:p>
                  <text:p text:style-name="P12"><text:span text:style-name="T7">PERFORM</text:span> negozi.archivia_tessere_negozio (</text:p>
                  <text:p text:style-name="P12"><text:span text:style-name="T7">OLD</text:span>.id_negozio</text:p>
                  <text:p text:style-name="P12">);</text:p>
                  <text:p text:style-name="P12"><text:span text:style-name="T7">RETURN</text:span> <text:span text:style-name="T7">OLD</text:span>;</text:p>
                  <text:p text:style-name="P16">END;</text:p>
                  <text:p text:style-name="P16">$$;</text:p>
                  <text:p text:style-name="P36"/>
                  <text:p text:style-name="P12"><text:span text:style-name="T7">CREATE</text:span> <text:span text:style-name="T7">FUNCTION</text:span> negozi.archivia_tessere_negozio (_idnegozio <text:span text:style-name="T8">integer</text:span>)</text:p>
                  <text:p text:style-name="P12"><text:span text:style-name="T7">RETURNS</text:span> void</text:p>
                  <text:p text:style-name="P12"><text:span text:style-name="T7">LANGUAGE</text:span> plpgsql</text:p>
                  <text:p text:style-name="P12"><text:span text:style-name="T7">VOLATILE</text:span> </text:p>
                  <text:p text:style-name="P16">CALLED ON NULL INPUT</text:p>
                  <text:p text:style-name="P16">SECURITY INVOKER</text:p>
                  <text:p text:style-name="P16">PARALLEL UNSAFE</text:p>
                  <text:p text:style-name="P16">COST 1</text:p>
                  <text:p text:style-name="P16">AS $$</text:p>
                  <text:p text:style-name="P16">BEGIN</text:p>
                  <text:p text:style-name="P12"><text:span text:style-name="T7"><text:s text:c="2"/>INSERT INTO </text:span>negozi.storico_tessere</text:p>
                  <text:p text:style-name="P37"><text:s text:c="2"/>(codice_tessera, cliente, saldo_punti, negozio_emittente, <text:s text:c="2"/></text:p>
                  <text:p text:style-name="P37"><text:s text:c="3"/>data_emissione)</text:p>
                  <text:p text:style-name="P37"><text:span text:style-name="T7"><text:s text:c="2"/>SELECT</text:span> t.id_tessera, c.id_cliente, t.saldo_punti, </text:p>
                  <text:p text:style-name="P37"><text:s text:c="9"/>t.negozio_emittente, t.data_richiesta</text:p>
                  <text:p text:style-name="P12"><text:span text:style-name="T7"><text:s text:c="4"/>FROM</text:span> negozi.tessere t</text:p>
                  <text:p text:style-name="P12"><text:span text:style-name="T7"><text:s text:c="4"/>left</text:span> <text:span text:style-name="T7">JOIN</text:span> negozi.clienti c <text:span text:style-name="T7">ON</text:span> c.tessera = t.id_tessera</text:p>
                  <text:p text:style-name="P12"><text:span text:style-name="T7"><text:s text:c="6"/>WHERE</text:span> t.negozio_emittente = _idnegozio;</text:p>
                  <text:p text:style-name="P12"><text:span text:style-name="T7">DELETE</text:span> <text:span text:style-name="T7">FROM</text:span> negozi.tessere</text:p>
                  <text:p text:style-name="P12"><text:span text:style-name="T7"><text:s text:c="2"/>WHERE</text:span> negozio_emittente = _idnegozio;</text:p>
                  <text:p text:style-name="P38"/>
                  <text:p text:style-name="P16">RETURN;</text:p>
                  <text:p text:style-name="P16">END;</text:p>
                  <text:p text:style-name="P16">$$;</text:p>
                  <text:p text:style-name="P36"/>
                </table:table-cell>
              </table:table-row>
            </table:table>
            <text:p text:style-name="P39"/>
          </table:table-cell>
        </table:table-row>
      </table:table>
      <text:p text:style-name="P40"/>
      <text:p text:style-name="P40"><text:soft-page-break/><text:span text:style-name="T25">archivia_tessere_negozio()</text:span>: quando viene cancellato un negozio BEFORE viene chiamata una funzione con il valore OLD che inerisce nella tabella STORICO_TESSERE le tessere emesse da quel negozio <text:span text:style-name="T26">e include il codice cliente e le cancella dalla tabella TESSERE. La scelta progettuale è stata quella di rispettare alla lettera la richiesta che è stata interpretata come un HARD delete dalla tabella e la creazione di una nuova tabella. Per mantenere il vincolo rferenziale con clienti.tessere (FK tessere.id_tessera) c'è un constraint che on DELETE (nella tabella tessere) viene settato a NULL il valore </text:span><text:span text:style-name="T23">cliente</text:span><text:span text:style-name="T26">.tessera. </text:span></text:p>
      <text:p text:style-name="P35">Contesto:</text:p>
      <text:p text:style-name="P35">Trigger BEFORE DELETE di un record nella tabella negozi</text:p>
      <text:p text:style-name="P40"/>
      <table:table table:name="Table6" table:style-name="Table6">
        <table:table-column table:style-name="Table6.A"/>
        <table:table-row>
          <table:table-cell table:style-name="Table6.A1" office:value-type="string">
            <text:p text:style-name="P41"><text:span text:style-name="T7">CREATE TRIGGER</text:span> trg_aggiorna_magazzino</text:p>
            <text:p text:style-name="P42">AFTER INSERT </text:p>
            <text:p text:style-name="P43"><text:span text:style-name="T7">ON</text:span> negozi.ordini_fornitori</text:p>
            <text:p text:style-name="P42">FOR EACH ROW</text:p>
            <text:p text:style-name="P43"><text:span text:style-name="T7">EXECUTE PROCEDURE</text:span> negozi.trg_aggiorna_magazzino_fornitore();</text:p>
            <text:p text:style-name="P39"/>
            <text:p text:style-name="P41"><text:span text:style-name="T7">CREATE FUNCTION </text:span>negozi.trg_aggiorna_magazzino_fornitore ()</text:p>
            <text:p text:style-name="P43"><text:span text:style-name="T7">RETURNS </text:span>trigger</text:p>
            <text:p text:style-name="P43"><text:span text:style-name="T7">LANGUAGE </text:span>plpgsql</text:p>
            <text:p text:style-name="P42">VOLATILE </text:p>
            <text:p text:style-name="P42">CALLED ON NULL INPUT</text:p>
            <text:p text:style-name="P42">SECURITY INVOKER</text:p>
            <text:p text:style-name="P42">PARALLEL UNSAFE</text:p>
            <text:p text:style-name="P42">COST 1</text:p>
            <text:p text:style-name="P42">AS $$</text:p>
            <text:p text:style-name="P42">BEGIN</text:p>
            <text:p text:style-name="P43"><text:span text:style-name="T7">PERFORM </text:span>negozi.aggiorna_magazzino_fornitore (</text:p>
            <text:p text:style-name="P43"><text:span text:style-name="T7">NEW</text:span>.fornitore,</text:p>
            <text:p text:style-name="P43"><text:span text:style-name="T7">NEW</text:span>.prodotto,</text:p>
            <text:p text:style-name="P43"><text:span text:style-name="T7">NEW</text:span>.quantita</text:p>
            <text:p text:style-name="P42">);</text:p>
            <text:p text:style-name="P42">RETURN NEW;</text:p>
            <text:p text:style-name="P42">END;</text:p>
            <text:p text:style-name="P42">$$;</text:p>
            <text:p text:style-name="P39"/>
            <text:p text:style-name="P41"><text:span text:style-name="T7">CREATE FUNCTION </text:span>negozi.aggiorna_magazzino_fornitore (_fornitore char, _prodotto integer, _quantita integer)</text:p>
            <text:p text:style-name="P43"><text:span text:style-name="T7">RETURNS</text:span> void</text:p>
            <text:p text:style-name="P43"><text:span text:style-name="T7">LANGUAGE</text:span> plpgsql</text:p>
            <text:p text:style-name="P43"><text:span text:style-name="T7">VOLATILE</text:span> </text:p>
            <text:p text:style-name="P42">CALLED ON NULL INPUT</text:p>
            <text:p text:style-name="P42">SECURITY INVOKER</text:p>
            <text:p text:style-name="P42"><text:soft-page-break/>PARALLEL UNSAFE</text:p>
            <text:p text:style-name="P42">COST 1</text:p>
            <text:p text:style-name="P42">AS $$</text:p>
            <text:p text:style-name="P42">BEGIN</text:p>
            <text:p text:style-name="P43"><text:span text:style-name="T7">UPDATE</text:span> negozi.magazzino_fornitore mf</text:p>
            <text:p text:style-name="P43"><text:span text:style-name="T7">SET</text:span> quantita = mf.quantita - _quantita</text:p>
            <text:p text:style-name="P43"><text:span text:style-name="T7">WHERE</text:span> mf.piva_fornitore = _fornitore</text:p>
            <text:p text:style-name="P43"><text:span text:style-name="T7">AND</text:span> mf.prodotto = _prodotto</text:p>
            <text:p text:style-name="P43"><text:span text:style-name="T7">AND</text:span> mf.quantita &gt;= _quantita;</text:p>
            <text:p text:style-name="P44"/>
            <text:p text:style-name="P42">IF NOT FOUND THEN</text:p>
            <text:p text:style-name="P43"><text:span text:style-name="T7">RAISE EXCEPTION </text:span><text:span text:style-name="T8">'Stock insufficiente: fornitore %, prodotto %, richiesti %',</text:span></text:p>
            <text:p text:style-name="P45">_fornitore, _prodotto, _quantita;</text:p>
            <text:p text:style-name="P42">END IF;</text:p>
            <text:p text:style-name="P42">RETURN;</text:p>
            <text:p text:style-name="P42">END;</text:p>
            <text:p text:style-name="P42">$$</text:p>
          </table:table-cell>
        </table:table-row>
      </table:table>
      <text:p text:style-name="P40"/>
      <text:p text:style-name="P46"><text:span text:style-name="T25">aggiorna_magazzino_fornitore()</text:span>: Un trigger all'inserimento dell'ordine provoca l'esecuzione della funzione trigger che chiama la funzione aggiorna_magazzino_fornitore che con i dati del fornitore, il prodotto e la quantità aggiorna il magazzino del fornitore sottraendo le quantià trasferita se la quantità a disposizione è sufficinete altrimenti provoca un'eccezione e non aggiorna il magazzino. <text:s/><text:span text:style-name="T27">L'eccezione provoca un ROLLBACK e elimina anche l'inserimento dell'ordine.</text:span></text:p>
      <text:p text:style-name="P35">Contesto:</text:p>
      <text:p text:style-name="P35">Trigger AFTER INSERT nella tabella ordini_fornitori</text:p>
      <text:p text:style-name="P46"/>
      <table:table table:name="Table7" table:style-name="Table7">
        <table:table-column table:style-name="Table7.A"/>
        <table:table-row>
          <table:table-cell table:style-name="Table7.A1" office:value-type="string">
            <text:p text:style-name="P41"><text:span text:style-name="T7">CREATE TRIGGER </text:span>trg_aggiorna_ordine</text:p>
            <text:p text:style-name="P43"><text:span text:style-name="T7">AFTER UPDATE OF </text:span>stato_ordine</text:p>
            <text:p text:style-name="P43"><text:span text:style-name="T7">ON</text:span> negozi.ordini_fornitori</text:p>
            <text:p text:style-name="P42">FOR EACH ROW</text:p>
            <text:p text:style-name="P43"><text:span text:style-name="T7">EXECUTE PROCEDURE </text:span>negozi.trg_aggiorna_ordine();</text:p>
            <text:p text:style-name="P39"/>
            <text:p text:style-name="P41"><text:span text:style-name="T7">CREATE FUNCTION </text:span>negozi.trg_aggiorna_ordine ()</text:p>
            <text:p text:style-name="P43"><text:span text:style-name="T7">RETURNS</text:span> trigger</text:p>
            <text:p text:style-name="P43"><text:span text:style-name="T7">LANGUAGE</text:span> plpgsql</text:p>
            <text:p text:style-name="P42">VOLATILE </text:p>
            <text:p text:style-name="P42">CALLED ON NULL INPUT</text:p>
            <text:p text:style-name="P42">SECURITY INVOKER</text:p>
            <text:p text:style-name="P42">PARALLEL UNSAFE</text:p>
            <text:p text:style-name="P42">COST 1</text:p>
            <text:p text:style-name="P42"><text:soft-page-break/>AS $$</text:p>
            <text:p text:style-name="P42">BEGIN</text:p>
            <text:p text:style-name="P43"><text:span text:style-name="T7"><text:s text:c="4"/>IF NEW.</text:span>stato_ordine <text:span text:style-name="T7">IS NOT DISTINCT FROM</text:span> OLD.stato_ordine <text:span text:style-name="T7">THEN</text:span></text:p>
            <text:p text:style-name="P42"><text:s text:c="6"/>RETURN NEW;</text:p>
            <text:p text:style-name="P42"><text:s text:c="4"/>END IF;</text:p>
            <text:p text:style-name="P47"/>
            <text:p text:style-name="P43"><text:span text:style-name="T7"><text:s text:c="2"/>PERFORM </text:span>negozi.aggiorna_ordine (</text:p>
            <text:p text:style-name="P43"><text:s text:c="4"/><text:span text:style-name="T7">NEW</text:span>.id_ordine, <text:span text:style-name="T7">NEW</text:span>.stato_ordine, <text:span text:style-name="T7">OLD</text:span>.stato_ordine);</text:p>
            <text:p text:style-name="P43"/>
            <text:p text:style-name="P42"><text:s text:c="2"/>RETURN NEW;</text:p>
            <text:p text:style-name="P42">END;</text:p>
            <text:p text:style-name="P42">$$;</text:p>
            <text:p text:style-name="P48"/>
            <text:p text:style-name="P41"><text:span text:style-name="T7">CREATE FUNCTION</text:span> negozi.aggiorna_ordine (_id_ordine integer, _new_stato text, _old_stato text)</text:p>
            <text:p text:style-name="P43"><text:span text:style-name="T7">RETURNS</text:span> void</text:p>
            <text:p text:style-name="P43"><text:span text:style-name="T7">LANGUAGE</text:span> plpgsql</text:p>
            <text:p text:style-name="P43"><text:span text:style-name="T7">VOLATILE</text:span> </text:p>
            <text:p text:style-name="P42">CALLED ON NULL INPUT</text:p>
            <text:p text:style-name="P42">SECURITY INVOKER</text:p>
            <text:p text:style-name="P42">PARALLEL UNSAFE</text:p>
            <text:p text:style-name="P42">COST 1</text:p>
            <text:p text:style-name="P42">AS $$</text:p>
            <text:p text:style-name="P42">DECLARE</text:p>
            <text:p text:style-name="P43">v_quantita <text:span text:style-name="T7">INT</text:span> := <text:span text:style-name="T8">0</text:span>;</text:p>
            <text:p text:style-name="P43">v_prodotto <text:span text:style-name="T7">INT;</text:span></text:p>
            <text:p text:style-name="P43">v_negozio<text:span text:style-name="T7"> INT;</text:span></text:p>
            <text:p text:style-name="P43">v_fornitore <text:span text:style-name="T7">CHAR(11);</text:span></text:p>
            <text:p text:style-name="P44"/>
            <text:p text:style-name="P42">BEGIN</text:p>
            <text:p text:style-name="P44"/>
            <text:p text:style-name="P49"><text:s text:c="2"/><text:span text:style-name="T7">SELECT</text:span> quantita, prodotto, negozio, fornitore <text:span text:style-name="T7">INTO</text:span> v_quantita, v_prodotto, v_negozio, <text:s text:c="3"/></text:p>
            <text:p text:style-name="P49"><text:s text:c="13"/>v_fornitore</text:p>
            <text:p text:style-name="P43"><text:span text:style-name="T28"><text:s text:c="6"/></text:span><text:span text:style-name="T29">FROM</text:span> negozi.ordini_fornitori o</text:p>
            <text:p text:style-name="P43"><text:s text:c="9"/><text:span text:style-name="T7">WHERE</text:span> o.id_ordine = _id_ordine;</text:p>
            <text:p text:style-name="P43"/>
            <text:p text:style-name="P42"><text:s text:c="2"/>IF NOT FOUND THEN</text:p>
            <text:p text:style-name="P42"><text:s text:c="4"/>RETURN;</text:p>
            <text:p text:style-name="P42"><text:s text:c="2"/>END IF;</text:p>
            <text:p text:style-name="P44"/>
            <text:p text:style-name="P43"><text:s text:c="2"/><text:span text:style-name="T7">IF</text:span> _old_stato = 'emesso' <text:span text:style-name="T7">AND</text:span>_new_stato = 'consegnato' <text:span text:style-name="T7">THEN</text:span></text:p>
            <text:p text:style-name="P43"><text:s text:c="4"/><text:span text:style-name="T7">UPDATE</text:span> negozi.listino_negozio <text:span text:style-name="T7">SET</text:span> magazzino = magazzino + v_quantita</text:p>
            <text:p text:style-name="P43"><text:s text:c="6"/><text:span text:style-name="T7">WHERE</text:span> negozio = v_negozio <text:span text:style-name="T7">AND</text:span> prodotto = v_prodotto;</text:p>
            <text:p text:style-name="P42"><text:soft-page-break/><text:s text:c="4"/>RETURN; </text:p>
            <text:p text:style-name="P42"><text:s text:c="2"/>END IF;</text:p>
            <text:p text:style-name="P47"/>
            <text:p text:style-name="P43"><text:s text:c="2"/><text:span text:style-name="T7">IF</text:span> _old_stato = 'emesso' <text:span text:style-name="T7">AND</text:span> _new_stato = 'annullato' <text:span text:style-name="T7">THEN</text:span></text:p>
            <text:p text:style-name="P43"><text:s text:c="4"/><text:span text:style-name="T7">UPDATE</text:span> negozi.magazzino_fornitore <text:span text:style-name="T7">SET</text:span> quantita = quantita + v_quantita</text:p>
            <text:p text:style-name="P43"><text:s text:c="6"/><text:span text:style-name="T7">WHERE</text:span> piva_fornitore = v_fornitore <text:span text:style-name="T7">AND</text:span> prodotto = v_prodotto;</text:p>
            <text:p text:style-name="P44"/>
            <text:p text:style-name="P42"><text:s text:c="4"/>RETURN;</text:p>
            <text:p text:style-name="P42"><text:s text:c="2"/>END IF;</text:p>
            <text:p text:style-name="P47"/>
            <text:p text:style-name="P42"><text:s text:c="2"/>RETURN;</text:p>
            <text:p text:style-name="P42">END;</text:p>
            <text:p text:style-name="P42">$$;</text:p>
            <text:p text:style-name="P39"/>
            <text:p text:style-name="P39"/>
          </table:table-cell>
        </table:table-row>
      </table:table>
      <text:p text:style-name="Text_20_body"/>
      <text:p text:style-name="P50"><text:span text:style-name="T25">aggiorna_ordine()</text:span>: quando un negozio effettua un ordine a un fornitore la quantità ordinata viene scalata dal magazzino fornitore ma non aumenta nel magazzino/listino del negozio perchè si assume che l'orinde non sia ancora arrivato (le specifiche del progetto chiedevano di registrare anche una data di presunto arrivo dell'ordine). I tre stati <text:span text:style-name="T30">ammissiili sono "emesso", "consegnato", "annullato". All'inserimento lo stato è emesso, il negozio può aggiornare lo stato (nel nostro caso sempre il manager), da emesso a annullato o consegnato. Se viene consegnato aumenta solo la quantità del magazzino negozio se viene annullato il magazzino al magazzino fornitore viene aggiunta nuovamente la quantità dell'ordine che era stata detratta all'inserimento.</text:span></text:p>
      <text:p text:style-name="P35">Conteto:</text:p>
      <text:p text:style-name="P35">Trigger AFTER UPDATE su stato_ordine di un ordine.</text:p>
      <text:p text:style-name="P35"/>
      <text:h text:style-name="Heading_20_3" text:outline-level="3">5.3 Altre Funzioni</text:h>
      <text:p text:style-name="P51"/>
      <text:p text:style-name="Text_20_body">Queste sono funzioni chiamate via SQL call da codice PHP o all'interno del codice SQL del DB.</text:p>
      <text:p text:style-name="P51"/>
      <table:table table:name="Table8" table:style-name="Table8">
        <table:table-column table:style-name="Table8.A"/>
        <table:table-row>
          <table:table-cell table:style-name="Table8.A1" office:value-type="string">
            <text:p text:style-name="P52"><text:span text:style-name="T7">CREATE FUNCTION</text:span> negozi.crea_tessera_cliente (_id_cliente integer, _id_negozio integer)</text:p>
            <text:p text:style-name="P53"><text:span text:style-name="T7">RETURNS</text:span> integer</text:p>
            <text:p text:style-name="P53"><text:span text:style-name="T7">LANGUAGE</text:span> plpgsql</text:p>
            <text:p text:style-name="P54">VOLATILE </text:p>
            <text:p text:style-name="P54">CALLED ON NULL INPUT</text:p>
            <text:p text:style-name="P54">SECURITY INVOKER</text:p>
            <text:p text:style-name="P54">PARALLEL UNSAFE</text:p>
            <text:p text:style-name="P54"><text:soft-page-break/>COST 1</text:p>
            <text:p text:style-name="P54">AS $$</text:p>
            <text:p text:style-name="P53"><text:span text:style-name="T7">DECLARE</text:span> v_id_tessera <text:span text:style-name="T7">INT</text:span>;</text:p>
            <text:p text:style-name="P54">BEGIN</text:p>
            <text:p text:style-name="P55"/>
            <text:p text:style-name="P54">IF NOT EXISTS (</text:p>
            <text:p text:style-name="P54"><text:s text:c="4"/>SELECT 1</text:p>
            <text:p text:style-name="P53"><text:s text:c="8"/><text:span text:style-name="T7">FROM</text:span> negozi.clienti</text:p>
            <text:p text:style-name="P53"><text:s text:c="8"/><text:span text:style-name="T7">WHERE</text:span> id_cliente = _id_cliente</text:p>
            <text:p text:style-name="P54">) THEN</text:p>
            <text:p text:style-name="P54"><text:s text:c="4"/>RETURN NULL;</text:p>
            <text:p text:style-name="P54">END IF;</text:p>
            <text:p text:style-name="P56"/>
            <text:p text:style-name="P54">IF EXISTS (</text:p>
            <text:p text:style-name="P53"><text:s text:c="4"/><text:span text:style-name="T7">SELECT</text:span> 1</text:p>
            <text:p text:style-name="P53"><text:s text:c="8"/><text:span text:style-name="T7">FROM</text:span> negozi.clienti</text:p>
            <text:p text:style-name="P53"><text:s text:c="8"/><text:span text:style-name="T7">WHERE</text:span> id_cliente = _id_cliente</text:p>
            <text:p text:style-name="P53"><text:s text:c="12"/><text:span text:style-name="T7">AND</text:span> tessera <text:span text:style-name="T7">IS NOT NULL</text:span></text:p>
            <text:p text:style-name="P54">) THEN</text:p>
            <text:p text:style-name="P54"><text:s text:c="4"/>RETURN NULL;</text:p>
            <text:p text:style-name="P54">END IF;</text:p>
            <text:p text:style-name="P56"/>
            <text:p text:style-name="P53"><text:span text:style-name="T7">INSERT INTO </text:span>negozi.tessere (negozio_emittente, data_richiesta, saldo_punti)</text:p>
            <text:p text:style-name="P53"><text:span text:style-name="T7">VALUES</text:span> (_id_negozio, <text:span text:style-name="T8">CURRENT_DATE</text:span>, <text:span text:style-name="T8">0</text:span>)</text:p>
            <text:p text:style-name="P53"><text:span text:style-name="T7">RETURNING</text:span> id_tessera <text:span text:style-name="T7">INTO</text:span> v_id_tessera;</text:p>
            <text:p text:style-name="P56"/>
            <text:p text:style-name="P53"><text:span text:style-name="T7">IF</text:span> v_id_tessera <text:span text:style-name="T7">IS NOT NULL THEN</text:span></text:p>
            <text:p text:style-name="P53"><text:s text:c="4"/><text:span text:style-name="T7">UPDATE</text:span> negozi.clienti <text:span text:style-name="T7">SET</text:span> tessera = v_id_tessera</text:p>
            <text:p text:style-name="P53"><text:s text:c="8"/><text:span text:style-name="T7">WHERE</text:span> id_cliente = _id_cliente;</text:p>
            <text:p text:style-name="P53"><text:s text:c="4"/><text:span text:style-name="T7">RETURN</text:span> v_id_tessera;</text:p>
            <text:p text:style-name="P54">ELSE</text:p>
            <text:p text:style-name="P54"><text:s text:c="4"/>RETURN NULL;</text:p>
            <text:p text:style-name="P54">END IF;</text:p>
            <text:p text:style-name="P54">END;</text:p>
            <text:p text:style-name="P54">$$;</text:p>
            <text:p text:style-name="P57"/>
          </table:table-cell>
        </table:table-row>
      </table:table>
      <text:p text:style-name="P58"/>
      <text:p text:style-name="P59"><text:span text:style-name="T31">crea_tessera_cliente(id_cliente, id_negozio)</text:span>: la funzione viene chiamata quando un n<text:span text:style-name="T32">e</text:span>gozio emette una tessea cliente. Abbiamo immaginato uno scenario in cui il cliente fa una richiesta di emissione direttamente a un negozio e il negozio esegue l'emissione. Quindi il negozio emette la tessera scegliendo il cliente a cui emetterla (vede solo la lista dei clienti senza tessera) o in alternativa il cliente può richiedere direttamente la tessera <text:soft-page-break/>dal proprio profilo scegliendo un negozio. La tessera viene creata automaticamente con i soli <text:span text:style-name="T4">id_cliente</text:span> e <text:span text:style-name="T4">id_negozio, </text:span><text:span text:style-name="T33">quindi inserimento nella tabella </text:span><text:span text:style-name="T4">tessere</text:span><text:span text:style-name="T33"> e aggiornamento del campo tesera nella tabella </text:span><text:span text:style-name="T4">clienti</text:span><text:span text:style-name="T33">. <text:s/></text:span></text:p>
      <text:p text:style-name="P60"/>
      <table:table table:name="Table10" table:style-name="Table10">
        <table:table-column table:style-name="Table10.A"/>
        <table:table-row table:style-name="Table10.1">
          <table:table-cell table:style-name="Table10.A1" office:value-type="string">
            <text:p text:style-name="P41"><text:span text:style-name="T7">CREATE FUNCTION</text:span> negozi.lista_ordini_fornitore (_piva_fornitore char)</text:p>
            <text:p text:style-name="P61"><text:s text:c="4"/><text:span text:style-name="T7">RETURNS TABLE </text:span>(nome_fornitore text, nome_prodotto text, nome_negozio text, <text:s text:c="4"/></text:p>
            <text:p text:style-name="P61"><text:s text:c="6"/>quantita integer, data_ordine timestamp, stato_ordine text)</text:p>
            <text:p text:style-name="P43"><text:s text:c="4"/><text:span text:style-name="T7">LANGUAGE</text:span> plpgsql</text:p>
            <text:p text:style-name="P43"><text:s text:c="4"/><text:span text:style-name="T7">VOLATILE</text:span> </text:p>
            <text:p text:style-name="P43"><text:s text:c="4"/><text:span text:style-name="T7">CALLED ON NULL INPUT</text:span></text:p>
            <text:p text:style-name="P42"><text:s text:c="4"/>SECURITY INVOKER</text:p>
            <text:p text:style-name="P42"><text:s text:c="4"/>PARALLEL UNSAFE</text:p>
            <text:p text:style-name="P42"><text:s text:c="4"/>COST 1</text:p>
            <text:p text:style-name="P42"><text:s text:c="4"/>AS $$</text:p>
            <text:p text:style-name="P42">BEGIN</text:p>
            <text:p text:style-name="P42"><text:s text:c="2"/>RETURN QUERY</text:p>
            <text:p text:style-name="P43"><text:span text:style-name="T7"><text:s text:c="2"/>SELECT </text:span>f.nome_fornitore, </text:p>
            <text:p text:style-name="P43"><text:s text:c="15"/>p.nome_prodotto,</text:p>
            <text:p text:style-name="P43"><text:s text:c="15"/>n.nome_negozio,</text:p>
            <text:p text:style-name="P43"><text:s text:c="14"/>of.quantita,</text:p>
            <text:p text:style-name="P43"><text:s text:c="14"/>of.data_ordine,</text:p>
            <text:p text:style-name="P43"><text:s text:c="14"/>of.stato_ordine</text:p>
            <text:p text:style-name="P43"><text:s text:c="2"/><text:span text:style-name="T7">FROM</text:span> negozi.ordini_fornitori of</text:p>
            <text:p text:style-name="P43"><text:s text:c="6"/><text:span text:style-name="T7">LEFT</text:span> <text:span text:style-name="T7">JOIN</text:span> negozi.fornitori f <text:span text:style-name="T7">ON</text:span> f.piva = of.fornitore</text:p>
            <text:p text:style-name="P43"><text:s text:c="6"/><text:span text:style-name="T7">LEFT</text:span> <text:span text:style-name="T7">JOIN</text:span> negozi.prodotti p <text:span text:style-name="T7">ON</text:span> p.id_prodotto = of.prodotto</text:p>
            <text:p text:style-name="P43"><text:s text:c="6"/><text:span text:style-name="T7">LEFT</text:span> <text:span text:style-name="T7">JOIN</text:span> negozi.negozi n <text:span text:style-name="T7">ON</text:span> n.id_negozio = of.negozio</text:p>
            <text:p text:style-name="P43"><text:s text:c="9"/><text:span text:style-name="T7">WHERE</text:span> of.fornitore = _piva_fornitore</text:p>
            <text:p text:style-name="P43"><text:s text:c="2"/><text:span text:style-name="T7">ORDER</text:span> <text:span text:style-name="T7">BY</text:span> of.data_ordine <text:span text:style-name="T7">DESC</text:span>, of.id_ordine <text:span text:style-name="T7">DESC</text:span>;</text:p>
            <text:p text:style-name="P42">END;</text:p>
            <text:p text:style-name="P42">$$;</text:p>
            <text:p text:style-name="P39"/>
          </table:table-cell>
        </table:table-row>
      </table:table>
      <text:p text:style-name="P62"/>
      <text:p text:style-name="P63"><text:span text:style-name="T31">lista_ordini_fornitore(id_fornitore)</text:span>: <text:span text:style-name="T32">la funzione permette di ricavare la lista degli ordini effettuti da negozi presso un determinato fornitore ordinati per data decrescente. La funzione prende in input la PIVA del fornitore e restiruisce gli ordini effettuati dai negozi.</text:span></text:p>
      <text:p text:style-name="P62"/>
      <table:table table:name="Table11" table:style-name="Table11">
        <table:table-column table:style-name="Table11.A"/>
        <table:table-row>
          <table:table-cell table:style-name="Table11.A1" office:value-type="string">
            <text:p text:style-name="P41"><text:span text:style-name="T7">CREATE FUNCTION</text:span> negozi.miglior_fornitore (_prodotto integer)</text:p>
            <text:p text:style-name="P43"><text:span text:style-name="T7"><text:s text:c="2"/>RETURNS</text:span> char</text:p>
            <text:p text:style-name="P43"><text:span text:style-name="T7"><text:s text:c="2"/>LANGUAGE</text:span> plpgsql</text:p>
            <text:p text:style-name="P42"><text:s text:c="2"/>VOLATILE </text:p>
            <text:p text:style-name="P42"><text:s text:c="2"/>CALLED ON NULL INPUT</text:p>
            <text:p text:style-name="P42"><text:s text:c="2"/>SECURITY INVOKER</text:p>
            <text:p text:style-name="P42"><text:soft-page-break/><text:s text:c="2"/>PARALLEL UNSAFE</text:p>
            <text:p text:style-name="P42"><text:s text:c="2"/>COST 1</text:p>
            <text:p text:style-name="P42"><text:s text:c="2"/>AS $$</text:p>
            <text:p text:style-name="P42">DECLARE </text:p>
            <text:p text:style-name="P43"><text:s text:c="2"/>v_fornitore <text:span text:style-name="T7">CHAR(11)</text:span>;</text:p>
            <text:p text:style-name="P42"><text:s text:c="2"/>BEGIN</text:p>
            <text:p text:style-name="P43"><text:span text:style-name="T7"><text:s text:c="8"/>SELECT</text:span> piva_fornitore <text:span text:style-name="T7">INTO</text:span> v_fornitore</text:p>
            <text:p text:style-name="P43"><text:span text:style-name="T7"><text:s text:c="13"/>FROM</text:span> negozi.magazzino_fornitore mf</text:p>
            <text:p text:style-name="P43"><text:span text:style-name="T7"><text:s text:c="13"/>JOIN</text:span> negozi.fornitori f <text:span text:style-name="T7">ON</text:span> mf.piva_fornitore = f.piva</text:p>
            <text:p text:style-name="P64"><text:span text:style-name="T7"><text:s text:c="17"/>WHERE</text:span> mf.prodotto = _prodotto <text:span text:style-name="T7">AND</text:span></text:p>
            <text:p text:style-name="P65"><text:s text:c="30"/><text:span text:style-name="T34">mf.quantita = _quantita </text:span><text:span text:style-name="T35">AND</text:span> </text:p>
            <text:p text:style-name="P64"><text:span text:style-name="T7"><text:s text:c="30"/></text:span>f.attivo = true</text:p>
            <text:p text:style-name="P43"><text:span text:style-name="T7"><text:s text:c="17"/>ORDER BY</text:span> mf.prezzo <text:span text:style-name="T7">ASC LIMIT</text:span> <text:span text:style-name="T8">1</text:span>;</text:p>
            <text:p text:style-name="P43"><text:span text:style-name="T7"><text:s text:c="8"/>RETURN</text:span> v_fornitore;</text:p>
            <text:p text:style-name="P43"><text:span text:style-name="T7"><text:s text:c="2"/>END</text:span>;</text:p>
            <text:p text:style-name="P42">$$;</text:p>
          </table:table-cell>
        </table:table-row>
      </table:table>
      <text:p text:style-name="P62"/>
      <text:p text:style-name="P63"><text:span text:style-name="T31">miglior_fornitore(prodotto, </text:span><text:span text:style-name="T36">quantità</text:span><text:span text:style-name="T31">)</text:span>: <text:span text:style-name="T32">quando un negozio ordina un prodotto da un fornitore la richiesta è che venga selezionato automaticamente il miglior fo</text:span><text:span text:style-name="T37">rni</text:span><text:span text:style-name="T32">tore </text:span><text:span text:style-name="T37">che abbia in magazzino una quantità maggiore o uguale a quella richiesta</text:span><text:span text:style-name="T32"> in base al pr</text:span><text:span text:style-name="T38">e</text:span><text:span text:style-name="T32">zzo per il prodoto richiesto. La scelta deve essere automatica e </text:span><text:span text:style-name="T38">la funzione ritorna il primo risultato di una query che ordina il prodotto per tutti i fornitori in ordine crescente di prezzo.</text:span></text:p>
      <text:p text:style-name="P62"/>
      <table:table table:name="Table9" table:style-name="Table9">
        <table:table-column table:style-name="Table9.A"/>
        <table:table-row>
          <table:table-cell table:style-name="Table9.A1" office:value-type="string">
            <text:p text:style-name="P41"><text:span text:style-name="T7">CREATE FUNCTION</text:span> negozi.tessere_negozio (_id_negozio integer)</text:p>
            <text:p text:style-name="P43"><text:span text:style-name="T7"><text:s text:c="2"/>RETURNS</text:span> <text:span text:style-name="T7">TABLE</text:span> (id_cliente integer, nome text, cognome text, numero_tessera integer, data_richiesta date, saldo_punti integer)</text:p>
            <text:p text:style-name="P43"><text:span text:style-name="T7"><text:s text:c="2"/>LANGUAGE</text:span> plpgsql</text:p>
            <text:p text:style-name="P42"><text:s text:c="2"/>VOLATILE </text:p>
            <text:p text:style-name="P42"><text:s text:c="2"/>CALLED ON NULL INPUT</text:p>
            <text:p text:style-name="P42"><text:s text:c="2"/>SECURITY INVOKER</text:p>
            <text:p text:style-name="P42"><text:s text:c="2"/>PARALLEL UNSAFE</text:p>
            <text:p text:style-name="P42"><text:s text:c="2"/>COST 1</text:p>
            <text:p text:style-name="P42">AS $$</text:p>
            <text:p text:style-name="P42"/>
            <text:p text:style-name="P42">BEGIN</text:p>
            <text:p text:style-name="P42"><text:s text:c="2"/>RETURN QUERY</text:p>
            <text:p text:style-name="P43"><text:span text:style-name="T7"><text:s text:c="2"/>SELECT </text:span>c.id_cliente <text:span text:style-name="T7">AS</text:span> id_cliente,</text:p>
            <text:p text:style-name="P43"><text:s text:c="13"/>c.nome,</text:p>
            <text:p text:style-name="P43"><text:s text:c="13"/>c.cognome,</text:p>
            <text:p text:style-name="P43"><text:s text:c="13"/>c.tessera <text:span text:style-name="T7">AS</text:span> numero_tessera,</text:p>
            <text:p text:style-name="P43"><text:s text:c="13"/>t.data_richiesta,</text:p>
            <text:p text:style-name="P43"><text:span text:style-name="T7"><text:s text:c="12"/>COALESCE</text:span>(t.saldo_punti,0) <text:span text:style-name="T7">AS</text:span> saldo_punti</text:p>
            <text:p text:style-name="P43"><text:soft-page-break/><text:span text:style-name="T7"><text:s text:c="8"/>FROM</text:span> negozi.clienti c</text:p>
            <text:p text:style-name="P43"><text:span text:style-name="T7"><text:s text:c="10"/>JOIN</text:span> negozi.tessere t <text:span text:style-name="T7">ON</text:span> t.id_tessera = c.tessera</text:p>
            <text:p text:style-name="P43"><text:span text:style-name="T7"><text:s text:c="8"/>WHERE</text:span> t.negozio_emittente = _id_negozio;</text:p>
            <text:p text:style-name="P43"><text:span text:style-name="T7">END</text:span>;</text:p>
            <text:p text:style-name="P43">$$;</text:p>
          </table:table-cell>
        </table:table-row>
      </table:table>
      <text:p text:style-name="P62"/>
      <text:p text:style-name="P63"><text:span text:style-name="T31">tessere_negozio(id_negozio)</text:span>: fornisce una lista di tessere emesse da un determinato negozio.</text:p>
      <text:p text:style-name="P66"/>
      <text:h text:style-name="Heading_20_2" text:outline-level="2">6. Casi d’uso (sintesi<text:span text:style-name="T38">)</text:span></text:h>
      <text:p text:style-name="P67"/>
      <text:p text:style-name="P67">Il LOGIN è unico per clienti e manager, a seconda del ruolo dell'utente che si collega verranno attivate le funzionalità cliente o manager.</text:p>
      <text:p text:style-name="P67"/>
      <text:p text:style-name="P68">Immagine:</text:p>
      <text:p text:style-name="P69"><text:s text:c="2"/>1_login.png</text:p>
      <text:p text:style-name="P69"/>
      <text:h text:style-name="Heading_20_3" text:outline-level="3">6.1 Funzionalità Cliente</text:h>
      <text:p text:style-name="P70">L'idea era se creare una dashboard vuota e selezionare i negozi da cui comprare o se<text:span text:style-name="T39">m</text:span>plicemente fornire subito una lista di prodotti disponibili. La richiesta di avere un sistema di fatturazione unica mi ha suggerito lidea di usare la dashboard cliente come una vetrina delle vetrine. Solo dopo aver scelto il prodotto il cliente seleziona il negozio da cui compr<text:span text:style-name="T39">a</text:span>re in base al prezzo migliore. Anche se commercialmente avrebbe poco senso (concorrenza tra negozi della stessa catena) questa mi sembra la scelta che meglio rispecchia le specifiche. </text:p>
      <text:p text:style-name="P71">6.1.1 Dashboard</text:p>
      <text:p text:style-name="P68">Immagini:</text:p>
      <text:p text:style-name="P69"><text:s text:c="2"/>2_<text:span text:style-name="T40">dashboad_prodotti.png</text:span></text:p>
      <text:p text:style-name="P68"/>
      <text:p text:style-name="P71">6.1.2 Carrello</text:p>
      <text:p text:style-name="P68">Immagini:</text:p>
      <text:p text:style-name="P69"><text:s text:c="2"/>3_ <text:span text:style-name="T40">carrello_vuoto.png</text:span></text:p>
      <text:p text:style-name="P69"><text:s text:c="2"/>4_ <text:span text:style-name="T40">carrello_pieno.png</text:span></text:p>
      <text:p text:style-name="P72"><text:s text:c="2"/>5_selezione_sconto.png</text:p>
      <text:p text:style-name="P72"><text:soft-page-break/><text:s text:c="2"/>6_sconto_meno_di_100.png</text:p>
      <text:p text:style-name="P73">6b_acquisto_completato.<text:span text:style-name="T41">png</text:span></text:p>
      <text:p text:style-name="P73"/>
      <text:p text:style-name="P70"/>
      <text:p text:style-name="P71">6.1.2 Pagina Profilo</text:p>
      <text:p text:style-name="P70">Immagini:</text:p>
      <text:p text:style-name="P72"><text:s text:c="2"/>7_profilo_con_fattura.png</text:p>
      <text:p text:style-name="P74"><text:s/><text:span text:style-name="T41">7a</text:span>_profilo_con_fattura.png</text:p>
      <text:h text:style-name="Heading_20_3" text:outline-level="3">6.2 Funzionalità Manager</text:h>
      <text:p text:style-name="P70">Al logi<text:span text:style-name="T42">n</text:span> il manager entra nella propria dashboard dove gestisce clienti, negozi, prodotti e fornitori. <text:span text:style-name="T42">Esistono anche dei pulsanti di scelta rapida per le azioni più usate.</text:span></text:p>
      <text:p text:style-name="P75">Immagine:</text:p>
      <text:p text:style-name="P76"><text:s text:c="2"/>8_dashboard_ma<text:span text:style-name="T43">n</text:span>ager.png</text:p>
      <text:p text:style-name="P75"/>
      <text:p text:style-name="P77">6.2.1 <text:span text:style-name="T42">Gestione Clienti</text:span></text:p>
      <text:p text:style-name="P75">Immagini:</text:p>
      <text:p text:style-name="P76"><text:s text:c="2"/>9_lista_clienti.png</text:p>
      <text:p text:style-name="P76"><text:s text:c="2"/><text:span text:style-name="T44">9b_lista_clienti_300_punti.png</text:span></text:p>
      <text:p text:style-name="P76"><text:s text:c="2"/>10_nuovo_cliente.png</text:p>
      <text:p text:style-name="P75">La stessa pagina per la creazione di un cliente viene usata come maschera per la modifica di un cliente (comilata con i dati attuali del cliente selezionato). Un nuovo cliente viene creato senza tessera.</text:p>
      <text:p text:style-name="P75"/>
      <text:p text:style-name="P78">6.2.2 Gestione Negozi</text:p>
      <text:p text:style-name="P79">Immagini:</text:p>
      <text:p text:style-name="P80"><text:s text:c="2"/>11_lista_nego<text:span text:style-name="T44">z</text:span>i.png</text:p>
      <text:p text:style-name="P80"><text:s text:c="2"/>12_nuovo_negozio.png</text:p>
      <text:p text:style-name="P79">La stessa maschera usata per la modifica negozio.</text:p>
      <text:p text:style-name="P79">Tessere e Listino sono selezionabili e aprono la vista delle tessere emesse dal negozio.</text:p>
      <text:p text:style-name="P80"><text:s text:c="2"/>13_lista_tessere_negozio.png</text:p>
      <text:p text:style-name="P80"><text:s text:c="2"/>14_nuova_tessera.png</text:p>
      <text:p text:style-name="P79"><text:soft-page-break/>Se esistono dei clienti senza tessera un negozio può assegnare una propria tessera al cliente.</text:p>
      <text:p text:style-name="P80"><text:s text:c="2"/>15_listino_negozio.png</text:p>
      <text:p text:style-name="P79">Da questa pagina si possono modificare i listini, quantità, prezzi, cancellare prodotti in listino o ordinare prodotti non in listino o aumentare la quantià di prodotti già in lisitno.</text:p>
      <text:p text:style-name="P80"><text:s text:c="2"/>16_aggiungi_prodotto<text:span text:style-name="T45">_listino</text:span>.png</text:p>
      <text:p text:style-name="P81"><text:s/>16<text:span text:style-name="T41">a</text:span>_aggiungi_prodotto<text:span text:style-name="T45">_listino</text:span>.png</text:p>
      <text:p text:style-name="P79">Se un prodotto non è in listino si chiede di inserire anche il prezzo (se un prodotto è già in listino si specifica solo la quantità), poi verrà ordinanto dal miglior fornitore che ha in magazzino almeno la quantità richiesta.</text:p>
      <text:p text:style-name="P82"><text:s text:c="2"/><text:span text:style-name="T46">17_inserisci_ordine_fornitore.png</text:span></text:p>
      <text:p text:style-name="P83"><text:s/>17a_conferma_ordine.png</text:p>
      <text:p text:style-name="P82"><text:span text:style-name="T47"><text:s/></text:span><text:span text:style-name="T46">17b_annulla_ordine.png</text:span></text:p>
      <text:p text:style-name="P78">6.2.3 Gestione Prodotti</text:p>
      <text:p text:style-name="P79">Immagini:</text:p>
      <text:p text:style-name="P80"><text:s text:c="2"/>1<text:span text:style-name="T47">8</text:span>_lista_prodotti.png</text:p>
      <text:p text:style-name="P80"><text:s text:c="2"/>1<text:span text:style-name="T48">9</text:span>_aggiungi_prodotto.png</text:p>
      <text:p text:style-name="P79">La maschera per la moifica dei dati di un prodotto è la stessa della maschera per l'aggiunta.</text:p>
      <text:p text:style-name="P79"><text:s text:c="2"/><text:span text:style-name="T49">20_nuovo_prodotto.png</text:span></text:p>
      <text:p text:style-name="P79"/>
      <text:p text:style-name="P78">6.2.4 Gestione Fornitori</text:p>
      <text:p text:style-name="P80"><text:s text:c="2"/><text:span text:style-name="T50">21_</text:span>lista_fornitori.png</text:p>
      <text:p text:style-name="P84"><text:s text:c="2"/>2<text:span text:style-name="T50">2</text:span>_nuovo_fornitore.png</text:p>
      <text:p text:style-name="P85">La maschera di modifica dati fornitore è la stessa della maschera per la aggiunta di un fornitore.</text:p>
      <text:p text:style-name="P85">Un fornitore viene creato con magazzino vuoto. La pagina dashboard fornitore mostra per oni fornitore la quanità totale del magazzino (link al magazzino) e il link alla lita ordini effettuati a questo fornitore.</text:p>
      <text:p text:style-name="P84"><text:s text:c="2"/>2<text:span text:style-name="T50">3</text:span>_lista_magazzino.png</text:p>
      <text:p text:style-name="P85">Dal magazzino si può selezionare un prodotto da aggiungere (se il prodotto non esiste in magazzino verrà richiesto anche il prezzo) insieme alla quantità.</text:p>
      <text:p text:style-name="P84"><text:s text:c="2"/>2<text:span text:style-name="T50">4</text:span>_aggiungi_prodotto_magazzino.png</text:p>
      <text:p text:style-name="P86"><text:soft-page-break/>Non sono previste funzioni che svuotino prodotti dal magazzino o da listini di negozi non attvi perchè solo quelli dei negozi/fornitori attivi vengono mostrati come disponibili.</text:p>
      <text:p text:style-name="P84"/>
      <text:p text:style-name="P87"><text:s text:c="2"/>2<text:span text:style-name="T50">5</text:span>_<text:span text:style-name="T50">lista_ordini_stato</text:span>.png <text:s/></text:p>
      <text:p text:style-name="P88">I fornitori possono accedere dalla dashboard alla lista/stato degli ordini.</text:p>
      <text:p text:style-name="P89"/>
      <text:p text:style-name="Text_20_body"/>
      <text:h text:style-name="Heading_20_1" text:outline-level="1"><text:span text:style-name="T51">S</text:span>chema Logico (relazionale)</text:h>
      <text:h text:style-name="Heading_20_2" text:outline-level="2">negozi_db</text:h>
      <text:h text:style-name="P90" text:outline-level="2">auth</text:h>
      <text:p text:style-name="P91"><text:span text:style-name="T1">utent</text:span><text:span text:style-name="T52">i</text:span><text:span text:style-name="T53">(</text:span><text:span text:style-name="T54">id_utente</text:span><text:span text:style-name="T53">, email, password, attivo, creato, ultimo_accesso*)</text:span></text:p>
      <text:p text:style-name="P92"><text:span text:style-name="T1">ruolo</text:span>(<text:span text:style-name="T55">id_ruolo</text:span>, nome, descrizione*)</text:p>
      <text:p text:style-name="P93"><text:span text:style-name="T1">utente_ruolo</text:span>(<text:span text:style-name="T56">id_utente</text:span>, <text:span text:style-name="T56">id_ruolo</text:span>)</text:p>
      <text:p text:style-name="P93">FK</text:p>
      <text:p text:style-name="P93">utente_ruolo.id_utente → utente.id_utente</text:p>
      <text:p text:style-name="P93">utente_ruolo.id_ruolo → ruolo.id_ruolo</text:p>
      <text:p text:style-name="P93"/>
      <text:h text:style-name="P94" text:outline-level="2">negozi</text:h>
      <text:p text:style-name="P95">clienti<text:span text:style-name="T57">(</text:span><text:span text:style-name="T58">id_cliente</text:span><text:span text:style-name="T57">, cf, nome, cognome*, utente, telefono*, tessera)</text:span></text:p>
      <text:p text:style-name="P95">tessere<text:span text:style-name="T57">(</text:span><text:span text:style-name="T59">id_tessera</text:span><text:span text:style-name="T60">, negozio_emittente, data_richiesta, saldo_punti, archiviata</text:span><text:span text:style-name="T57">)</text:span></text:p>
      <text:p text:style-name="P95">negozi<text:span text:style-name="T57">(</text:span><text:span text:style-name="T59">id_negozio</text:span><text:span text:style-name="T60">, nome_negozio, responsabile, indirizzo</text:span><text:span text:style-name="T57">)</text:span></text:p>
      <text:p text:style-name="P95">fornitori<text:span text:style-name="T57">(</text:span><text:span text:style-name="T59">piva</text:span><text:span text:style-name="T60">, nome_fornitore, indirizzo, email, telefono</text:span><text:span text:style-name="T57">)</text:span></text:p>
      <text:p text:style-name="P95">prodotti<text:span text:style-name="T57">(</text:span><text:span text:style-name="T61">id_prodotto</text:span><text:span text:style-name="T62">, </text:span><text:span text:style-name="T63">nome_prodott, descrizione</text:span><text:span text:style-name="T64">*</text:span><text:span text:style-name="T63">, immagine_url</text:span><text:span text:style-name="T64">*</text:span><text:span text:style-name="T57">)</text:span></text:p>
      <text:p text:style-name="P95">magazzino_fornitore<text:span text:style-name="T57">(</text:span><text:span text:style-name="T63">piva_fornitore</text:span><text:span text:style-name="T65">, </text:span><text:span text:style-name="T63">prodotto</text:span><text:span text:style-name="T65">, quantita, prezzo</text:span><text:span text:style-name="T57">)</text:span></text:p>
      <text:p text:style-name="P95">ordini_fornitori<text:span text:style-name="T57">(</text:span><text:span text:style-name="T66">id_ordine</text:span><text:span text:style-name="T65">, fornitore, negozio, prodtto, quantita, data_ordine, data_consegna, stato_ordine</text:span><text:span text:style-name="T57">)</text:span></text:p>
      <text:p text:style-name="P95">storico_tessere<text:span text:style-name="T57">(</text:span><text:span text:style-name="T66">id_storico</text:span><text:span text:style-name="T65">, codice_tessera, cliente, saldo_punti, negozio_emittente, data_emissione</text:span><text:span text:style-name="T57">)</text:span></text:p>
      <text:p text:style-name="P96">fatture<text:span text:style-name="T57">(</text:span><text:span text:style-name="T67">if_fattura</text:span><text:span text:style-name="T68">, cliente, data_fattura, sconto_percentuale, totale_pagato</text:span><text:span text:style-name="T57">)</text:span></text:p>
      <text:p text:style-name="P96">dettagli_fattura<text:span text:style-name="T57">(</text:span><text:span text:style-name="T67">fattura</text:span><text:span text:style-name="T68">, </text:span><text:span text:style-name="T67">prodotto</text:span><text:span text:style-name="T68">, quantita, prezzo_unita</text:span><text:span text:style-name="T57">)</text:span></text:p>
      <text:p text:style-name="P95"><text:soft-page-break/>livelli sconto<text:span text:style-name="T57">(</text:span><text:span text:style-name="T68">sconto_percentuale, punti_richiesti</text:span><text:span text:style-name="T57">)</text:span></text:p>
      <text:p text:style-name="P95">listino_negozio<text:span text:style-name="T57">(</text:span><text:span text:style-name="T67">negozio</text:span><text:span text:style-name="T68">, </text:span><text:span text:style-name="T67">prodotto</text:span><text:span text:style-name="T68">, prezzo_listino, magazzino</text:span><text:span text:style-name="T57">)</text:span></text:p>
      <text:p text:style-name="P95">orari<text:span text:style-name="T57">(</text:span><text:span text:style-name="T69">negozio</text:span><text:span text:style-name="T70">, </text:span><text:span text:style-name="T69">dow</text:span><text:span text:style-name="T70">, </text:span><text:span text:style-name="T69">iod</text:span><text:span text:style-name="T70">, apertura, chiusura</text:span><text:span text:style-name="T57">)</text:span></text:p>
      <text:p text:style-name="P97">FK</text:p>
      <text:p text:style-name="P97">clienti.utente → <text:span text:style-name="T1">auth</text:span>.utenti.id_utente</text:p>
      <text:p text:style-name="P97">clienti.tessera → tessere.id_tessera</text:p>
      <text:p text:style-name="P98">tessere.negozio_emittente → negozi.id_negozio</text:p>
      <text:p text:style-name="P99">magazzino_fornitore.piva_fornitore → fornitori.piva</text:p>
      <text:p text:style-name="P99">magazzino_fornitore.prodotto → prodotti.id_prodotto</text:p>
      <text:p text:style-name="P99">ordini_fornitori.fornitore → fornitori.piva</text:p>
      <text:p text:style-name="P99">ordini_fornitori.negozio → negozi.id_negozio</text:p>
      <text:p text:style-name="P99">ordini_fornitori.prodotto → prodotti.id_prodotto</text:p>
      <text:p text:style-name="P100">fatture.cliente → clienti.id_cliente</text:p>
      <text:p text:style-name="P100">dettagli_fattura.fattura → fatture.id_fattura</text:p>
      <text:p text:style-name="P100">dettagli_fattura.prodotto → prodotti.id_prodotto</text:p>
      <text:p text:style-name="P100">listino_negozio.negozio → negozi.id_negozio</text:p>
      <text:p text:style-name="P100">listino_negozio.prodotto → prodotti.id_prodotto</text:p>
      <text:p text:style-name="P99"/>
      <text:p text:style-name="P98"/>
      <text:p text:style-name="P97"/>
      <text:p text:style-name="P93"/>
      <text:p text:style-name="P2"/>
      <text:p text:style-name="P2"/>
      <text:h text:style-name="P101" text:outline-level="1"/>
      <text:h text:style-name="P101" text:outline-level="1"/>
      <text:h text:style-name="P10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Noto Sans Devanagari1" style:font-size-complex="12pt" style:language-complex="zxx" style:country-complex="none"/>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Noto Sans Devanagari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family-generic="swiss" style:font-pitch="variable" officeooo:rsid="001571b8"/>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4T08:40:48.230526250</meta:creation-date>
    <dc:date>2026-01-22T18:45:51.006904601</dc:date>
    <meta:editing-duration>P2DT23H40M24S</meta:editing-duration>
    <meta:editing-cycles>39</meta:editing-cycles>
    <meta:generator>LibreOffice/25.2.5.2$Linux_X86_64 LibreOffice_project/520$Build-2</meta:generator>
    <meta:document-statistic meta:table-count="12" meta:image-count="0" meta:object-count="0" meta:page-count="22" meta:paragraph-count="612" meta:word-count="3949" meta:character-count="30156" meta:non-whitespace-character-count="26025"/>
  </office:meta>
</office:document-meta>
</file>